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au1" style:family="table">
      <style:table-properties style:width="18.62cm" style:rel-width="98%" table:align="center"/>
    </style:style>
    <style:style style:name="Tableau1.A" style:family="table-column">
      <style:table-column-properties style:column-width="7.165cm" style:rel-column-width="24713*"/>
    </style:style>
    <style:style style:name="Tableau1.B" style:family="table-column">
      <style:table-column-properties style:column-width="9.107cm" style:rel-column-width="31407*"/>
    </style:style>
    <style:style style:name="Tableau1.C" style:family="table-column">
      <style:table-column-properties style:column-width="2.348cm" style:rel-column-width="8098*"/>
    </style:style>
    <style:style style:name="Tableau1.A1" style:family="table-cell">
      <style:table-cell-properties style:vertical-align="middle" fo:padding="0.049cm" fo:border-left="0.035cm solid #808080" fo:border-right="none" fo:border-top="0.035cm solid #808080" fo:border-bottom="0.035cm solid #808080"/>
    </style:style>
    <style:style style:name="Tableau1.C1" style:family="table-cell">
      <style:table-cell-properties style:vertical-align="middle" fo:padding="0.049cm" fo:border="0.035cm solid #808080"/>
    </style:style>
    <style:style style:name="Tableau1.A2" style:family="table-cell">
      <style:table-cell-properties style:vertical-align="middle" fo:padding="0.049cm" fo:border-left="0.035cm solid #808080" fo:border-right="none" fo:border-top="none" fo:border-bottom="0.035cm solid #808080"/>
    </style:style>
    <style:style style:name="Tableau1.C2" style:family="table-cell">
      <style:table-cell-properties style:vertical-align="middle" fo:padding="0.049cm" fo:border-left="0.035cm solid #808080" fo:border-right="0.035cm solid #808080" fo:border-top="none" fo:border-bottom="0.035cm solid #808080"/>
    </style:style>
    <style:style style:name="Tableau2" style:family="table">
      <style:table-properties style:width="5.701cm" style:rel-width="30%" table:align="center"/>
    </style:style>
    <style:style style:name="Tableau2.A" style:family="table-column">
      <style:table-column-properties style:column-width="3.186cm" style:rel-column-width="10983*"/>
    </style:style>
    <style:style style:name="Tableau2.B" style:family="table-column">
      <style:table-column-properties style:column-width="2.515cm" style:rel-column-width="8672*"/>
    </style:style>
    <style:style style:name="Tableau2.A1" style:family="table-cell">
      <style:table-cell-properties style:vertical-align="middle" fo:padding="0.049cm" fo:border-left="0.035cm solid #808080" fo:border-right="none" fo:border-top="0.035cm solid #808080" fo:border-bottom="0.035cm solid #808080"/>
    </style:style>
    <style:style style:name="Tableau2.B1" style:family="table-cell">
      <style:table-cell-properties style:vertical-align="middle" fo:padding="0.049cm" fo:border="0.035cm solid #808080"/>
    </style:style>
    <style:style style:name="Tableau2.A2" style:family="table-cell">
      <style:table-cell-properties style:vertical-align="middle" fo:padding="0.049cm" fo:border-left="0.035cm solid #808080" fo:border-right="none" fo:border-top="none" fo:border-bottom="0.035cm solid #808080"/>
    </style:style>
    <style:style style:name="Tableau2.B2" style:family="table-cell">
      <style:table-cell-properties style:vertical-align="middle" fo:padding="0.049cm" fo:border-left="0.035cm solid #808080" fo:border-right="0.035cm solid #808080" fo:border-top="none" fo:border-bottom="0.035cm solid #808080"/>
    </style:style>
    <style:style style:name="Tableau3" style:family="table">
      <style:table-properties style:width="7.599cm" style:rel-width="40%" table:align="center"/>
    </style:style>
    <style:style style:name="Tableau3.A" style:family="table-column">
      <style:table-column-properties style:column-width="1.889cm" style:rel-column-width="6516*"/>
    </style:style>
    <style:style style:name="Tableau3.B" style:family="table-column">
      <style:table-column-properties style:column-width="1.875cm" style:rel-column-width="6465*"/>
    </style:style>
    <style:style style:name="Tableau3.C" style:family="table-column">
      <style:table-column-properties style:column-width="3.835cm" style:rel-column-width="13227*"/>
    </style:style>
    <style:style style:name="Tableau3.A1" style:family="table-cell">
      <style:table-cell-properties style:vertical-align="middle" fo:padding="0.049cm" fo:border-left="0.035cm solid #808080" fo:border-right="none" fo:border-top="0.035cm solid #808080" fo:border-bottom="0.035cm solid #808080"/>
    </style:style>
    <style:style style:name="Tableau3.C1" style:family="table-cell">
      <style:table-cell-properties style:vertical-align="middle" fo:padding="0.049cm" fo:border="0.035cm solid #808080"/>
    </style:style>
    <style:style style:name="Tableau3.A2" style:family="table-cell">
      <style:table-cell-properties style:vertical-align="middle" fo:padding="0.049cm" fo:border-left="0.035cm solid #808080" fo:border-right="none" fo:border-top="none" fo:border-bottom="0.035cm solid #808080"/>
    </style:style>
    <style:style style:name="Tableau3.C2" style:family="table-cell">
      <style:table-cell-properties style:vertical-align="middle" fo:padding="0.049cm" fo:border-left="0.035cm solid #808080" fo:border-right="0.035cm solid #808080" fo:border-top="none" fo:border-bottom="0.035cm solid #808080"/>
    </style:style>
    <style:style style:name="Tableau4" style:family="table">
      <style:table-properties style:width="5.701cm" style:rel-width="30%" table:align="center"/>
    </style:style>
    <style:style style:name="Tableau4.A" style:family="table-column">
      <style:table-column-properties style:column-width="2.794cm" style:rel-column-width="9632*"/>
    </style:style>
    <style:style style:name="Tableau4.B" style:family="table-column">
      <style:table-column-properties style:column-width="2.907cm" style:rel-column-width="10023*"/>
    </style:style>
    <style:style style:name="Tableau4.A1" style:family="table-cell">
      <style:table-cell-properties style:vertical-align="middle" fo:padding="0.049cm" fo:border-left="0.035cm solid #808080" fo:border-right="none" fo:border-top="0.035cm solid #808080" fo:border-bottom="0.035cm solid #808080"/>
    </style:style>
    <style:style style:name="Tableau4.B1" style:family="table-cell">
      <style:table-cell-properties style:vertical-align="middle" fo:padding="0.049cm" fo:border="0.035cm solid #808080"/>
    </style:style>
    <style:style style:name="Tableau4.A2" style:family="table-cell">
      <style:table-cell-properties style:vertical-align="middle" fo:padding="0.049cm" fo:border-left="0.035cm solid #808080" fo:border-right="none" fo:border-top="none" fo:border-bottom="0.035cm solid #808080"/>
    </style:style>
    <style:style style:name="Tableau4.B2" style:family="table-cell">
      <style:table-cell-properties style:vertical-align="middle" fo:padding="0.049cm" fo:border-left="0.035cm solid #808080" fo:border-right="0.035cm solid #808080" fo:border-top="none" fo:border-bottom="0.035cm solid #808080"/>
    </style:style>
    <style:style style:name="Tableau5" style:family="table">
      <style:table-properties style:width="5.701cm" style:rel-width="30%" table:align="center"/>
    </style:style>
    <style:style style:name="Tableau5.A" style:family="table-column">
      <style:table-column-properties style:column-width="3.184cm" style:rel-column-width="10974*"/>
    </style:style>
    <style:style style:name="Tableau5.B" style:family="table-column">
      <style:table-column-properties style:column-width="2.517cm" style:rel-column-width="8681*"/>
    </style:style>
    <style:style style:name="Tableau5.A1" style:family="table-cell">
      <style:table-cell-properties style:vertical-align="middle" fo:padding="0.049cm" fo:border-left="0.035cm solid #808080" fo:border-right="none" fo:border-top="0.035cm solid #808080" fo:border-bottom="0.035cm solid #808080"/>
    </style:style>
    <style:style style:name="Tableau5.B1" style:family="table-cell">
      <style:table-cell-properties style:vertical-align="middle" fo:padding="0.049cm" fo:border="0.035cm solid #808080"/>
    </style:style>
    <style:style style:name="Tableau5.A2" style:family="table-cell">
      <style:table-cell-properties style:vertical-align="middle" fo:padding="0.049cm" fo:border-left="0.035cm solid #808080" fo:border-right="none" fo:border-top="none" fo:border-bottom="0.035cm solid #808080"/>
    </style:style>
    <style:style style:name="Tableau5.B2" style:family="table-cell">
      <style:table-cell-properties style:vertical-align="middle" fo:padding="0.049cm" fo:border-left="0.035cm solid #808080" fo:border-right="0.035cm solid #808080" fo:border-top="none" fo:border-bottom="0.035cm solid #808080"/>
    </style:style>
    <style:style style:name="Tableau6" style:family="table">
      <style:table-properties style:width="5.701cm" style:rel-width="30%" table:align="center"/>
    </style:style>
    <style:style style:name="Tableau6.A" style:family="table-column">
      <style:table-column-properties style:column-width="3.739cm" style:rel-column-width="12893*"/>
    </style:style>
    <style:style style:name="Tableau6.B" style:family="table-column">
      <style:table-column-properties style:column-width="1.961cm" style:rel-column-width="6762*"/>
    </style:style>
    <style:style style:name="Tableau6.A1" style:family="table-cell">
      <style:table-cell-properties style:vertical-align="middle" fo:padding="0.049cm" fo:border-left="0.035cm solid #808080" fo:border-right="none" fo:border-top="0.035cm solid #808080" fo:border-bottom="0.035cm solid #808080"/>
    </style:style>
    <style:style style:name="Tableau6.B1" style:family="table-cell">
      <style:table-cell-properties style:vertical-align="middle" fo:padding="0.049cm" fo:border="0.035cm solid #808080"/>
    </style:style>
    <style:style style:name="Tableau6.A2" style:family="table-cell">
      <style:table-cell-properties style:vertical-align="middle" fo:padding="0.049cm" fo:border-left="0.035cm solid #808080" fo:border-right="none" fo:border-top="none" fo:border-bottom="0.035cm solid #808080"/>
    </style:style>
    <style:style style:name="Tableau6.B2" style:family="table-cell">
      <style:table-cell-properties style:vertical-align="middle" fo:padding="0.049cm" fo:border-left="0.035cm solid #808080" fo:border-right="0.035cm solid #808080" fo:border-top="none" fo:border-bottom="0.035cm solid #808080"/>
    </style:style>
    <style:style style:name="Tableau7" style:family="table">
      <style:table-properties style:width="5.701cm" style:rel-width="30%" table:align="center"/>
    </style:style>
    <style:style style:name="Tableau7.A" style:family="table-column">
      <style:table-column-properties style:column-width="2.748cm" style:rel-column-width="9472*"/>
    </style:style>
    <style:style style:name="Tableau7.B" style:family="table-column">
      <style:table-column-properties style:column-width="2.953cm" style:rel-column-width="10183*"/>
    </style:style>
    <style:style style:name="Tableau7.A1" style:family="table-cell">
      <style:table-cell-properties style:vertical-align="middle" fo:padding="0.049cm" fo:border-left="0.035cm solid #808080" fo:border-right="none" fo:border-top="0.035cm solid #808080" fo:border-bottom="0.035cm solid #808080"/>
    </style:style>
    <style:style style:name="Tableau7.B1" style:family="table-cell">
      <style:table-cell-properties style:vertical-align="middle" fo:padding="0.049cm" fo:border="0.035cm solid #808080"/>
    </style:style>
    <style:style style:name="Tableau7.A2" style:family="table-cell">
      <style:table-cell-properties style:vertical-align="middle" fo:padding="0.049cm" fo:border-left="0.035cm solid #808080" fo:border-right="none" fo:border-top="none" fo:border-bottom="0.035cm solid #808080"/>
    </style:style>
    <style:style style:name="Tableau7.B2" style:family="table-cell">
      <style:table-cell-properties style:vertical-align="middle" fo:padding="0.049cm" fo:border-left="0.035cm solid #808080" fo:border-right="0.035cm solid #808080" fo:border-top="none" fo:border-bottom="0.035cm solid #808080"/>
    </style:style>
    <style:style style:name="Tableau8" style:family="table">
      <style:table-properties style:width="5.701cm" style:rel-width="30%" table:align="center"/>
    </style:style>
    <style:style style:name="Tableau8.A" style:family="table-column">
      <style:table-column-properties style:column-width="3.535cm" style:rel-column-width="12186*"/>
    </style:style>
    <style:style style:name="Tableau8.B" style:family="table-column">
      <style:table-column-properties style:column-width="2.166cm" style:rel-column-width="7469*"/>
    </style:style>
    <style:style style:name="Tableau8.A1" style:family="table-cell">
      <style:table-cell-properties style:vertical-align="middle" fo:padding="0.049cm" fo:border-left="0.035cm solid #808080" fo:border-right="none" fo:border-top="0.035cm solid #808080" fo:border-bottom="0.035cm solid #808080"/>
    </style:style>
    <style:style style:name="Tableau8.B1" style:family="table-cell">
      <style:table-cell-properties style:vertical-align="middle" fo:padding="0.049cm" fo:border="0.035cm solid #808080"/>
    </style:style>
    <style:style style:name="Tableau8.A2" style:family="table-cell">
      <style:table-cell-properties style:vertical-align="middle" fo:padding="0.049cm" fo:border-left="0.035cm solid #808080" fo:border-right="none" fo:border-top="none" fo:border-bottom="0.035cm solid #808080"/>
    </style:style>
    <style:style style:name="Tableau8.B2" style:family="table-cell">
      <style:table-cell-properties style:vertical-align="middle" fo:padding="0.049cm" fo:border-left="0.035cm solid #808080" fo:border-right="0.035cm solid #808080" fo:border-top="none" fo:border-bottom="0.035cm solid #808080"/>
    </style:style>
    <style:style style:name="Tableau9" style:family="table">
      <style:table-properties style:width="5.701cm" style:rel-width="30%" table:align="center"/>
    </style:style>
    <style:style style:name="Tableau9.A" style:family="table-column">
      <style:table-column-properties style:column-width="3.35cm" style:rel-column-width="11546*"/>
    </style:style>
    <style:style style:name="Tableau9.B" style:family="table-column">
      <style:table-column-properties style:column-width="2.351cm" style:rel-column-width="8109*"/>
    </style:style>
    <style:style style:name="Tableau9.A1" style:family="table-cell">
      <style:table-cell-properties style:vertical-align="middle" fo:padding="0.049cm" fo:border-left="0.035cm solid #808080" fo:border-right="none" fo:border-top="0.035cm solid #808080" fo:border-bottom="0.035cm solid #808080"/>
    </style:style>
    <style:style style:name="Tableau9.B1" style:family="table-cell">
      <style:table-cell-properties style:vertical-align="middle" fo:padding="0.049cm" fo:border="0.035cm solid #808080"/>
    </style:style>
    <style:style style:name="Tableau9.A2" style:family="table-cell">
      <style:table-cell-properties style:vertical-align="middle" fo:padding="0.049cm" fo:border-left="0.035cm solid #808080" fo:border-right="none" fo:border-top="none" fo:border-bottom="0.035cm solid #808080"/>
    </style:style>
    <style:style style:name="Tableau9.B2" style:family="table-cell">
      <style:table-cell-properties style:vertical-align="middle" fo:padding="0.049cm" fo:border-left="0.035cm solid #808080" fo:border-right="0.035cm solid #808080" fo:border-top="none" fo:border-bottom="0.035cm solid #808080"/>
    </style:style>
    <style:style style:name="Tableau10" style:family="table">
      <style:table-properties style:width="5.701cm" style:rel-width="30%" table:align="center"/>
    </style:style>
    <style:style style:name="Tableau10.A" style:family="table-column">
      <style:table-column-properties style:column-width="3.621cm" style:rel-column-width="12486*"/>
    </style:style>
    <style:style style:name="Tableau10.B" style:family="table-column">
      <style:table-column-properties style:column-width="2.08cm" style:rel-column-width="7169*"/>
    </style:style>
    <style:style style:name="Tableau10.A1" style:family="table-cell">
      <style:table-cell-properties style:vertical-align="middle" fo:padding="0.049cm" fo:border-left="0.035cm solid #808080" fo:border-right="none" fo:border-top="0.035cm solid #808080" fo:border-bottom="0.035cm solid #808080"/>
    </style:style>
    <style:style style:name="Tableau10.B1" style:family="table-cell">
      <style:table-cell-properties style:vertical-align="middle" fo:padding="0.049cm" fo:border="0.035cm solid #808080"/>
    </style:style>
    <style:style style:name="Tableau10.A2" style:family="table-cell">
      <style:table-cell-properties style:vertical-align="middle" fo:padding="0.049cm" fo:border-left="0.035cm solid #808080" fo:border-right="none" fo:border-top="none" fo:border-bottom="0.035cm solid #808080"/>
    </style:style>
    <style:style style:name="Tableau10.B2" style:family="table-cell">
      <style:table-cell-properties style:vertical-align="middle" fo:padding="0.049cm" fo:border-left="0.035cm solid #808080" fo:border-right="0.035cm solid #808080" fo:border-top="none" fo:border-bottom="0.035cm solid #808080"/>
    </style:style>
    <style:style style:name="Tableau11" style:family="table">
      <style:table-properties style:width="5.701cm" style:rel-width="30%" table:align="center"/>
    </style:style>
    <style:style style:name="Tableau11.A" style:family="table-column">
      <style:table-column-properties style:column-width="2.768cm" style:rel-column-width="9543*"/>
    </style:style>
    <style:style style:name="Tableau11.B" style:family="table-column">
      <style:table-column-properties style:column-width="2.933cm" style:rel-column-width="10112*"/>
    </style:style>
    <style:style style:name="Tableau11.A1" style:family="table-cell">
      <style:table-cell-properties style:vertical-align="middle" fo:padding="0.049cm" fo:border-left="0.035cm solid #808080" fo:border-right="none" fo:border-top="0.035cm solid #808080" fo:border-bottom="0.035cm solid #808080"/>
    </style:style>
    <style:style style:name="Tableau11.B1" style:family="table-cell">
      <style:table-cell-properties style:vertical-align="middle" fo:padding="0.049cm" fo:border="0.035cm solid #808080"/>
    </style:style>
    <style:style style:name="Tableau11.A2" style:family="table-cell">
      <style:table-cell-properties style:vertical-align="middle" fo:padding="0.049cm" fo:border-left="0.035cm solid #808080" fo:border-right="none" fo:border-top="none" fo:border-bottom="0.035cm solid #808080"/>
    </style:style>
    <style:style style:name="Tableau11.B2" style:family="table-cell">
      <style:table-cell-properties style:vertical-align="middle" fo:padding="0.049cm" fo:border-left="0.035cm solid #808080" fo:border-right="0.035cm solid #808080" fo:border-top="none" fo:border-bottom="0.035cm solid #808080"/>
    </style:style>
    <style:style style:name="Tableau12" style:family="table">
      <style:table-properties style:width="5.701cm" style:rel-width="30%" table:align="center"/>
    </style:style>
    <style:style style:name="Tableau12.A" style:family="table-column">
      <style:table-column-properties style:column-width="3.073cm" style:rel-column-width="10595*"/>
    </style:style>
    <style:style style:name="Tableau12.B" style:family="table-column">
      <style:table-column-properties style:column-width="2.628cm" style:rel-column-width="9060*"/>
    </style:style>
    <style:style style:name="Tableau12.A1" style:family="table-cell">
      <style:table-cell-properties style:vertical-align="middle" fo:padding="0.049cm" fo:border-left="0.035cm solid #808080" fo:border-right="none" fo:border-top="0.035cm solid #808080" fo:border-bottom="0.035cm solid #808080"/>
    </style:style>
    <style:style style:name="Tableau12.B1" style:family="table-cell">
      <style:table-cell-properties style:vertical-align="middle" fo:padding="0.049cm" fo:border="0.035cm solid #808080"/>
    </style:style>
    <style:style style:name="Tableau12.A2" style:family="table-cell">
      <style:table-cell-properties style:vertical-align="middle" fo:padding="0.049cm" fo:border-left="0.035cm solid #808080" fo:border-right="none" fo:border-top="none" fo:border-bottom="0.035cm solid #808080"/>
    </style:style>
    <style:style style:name="Tableau12.B2" style:family="table-cell">
      <style:table-cell-properties style:vertical-align="middle" fo:padding="0.049cm" fo:border-left="0.035cm solid #808080" fo:border-right="0.035cm solid #808080" fo:border-top="none" fo:border-bottom="0.035cm solid #808080"/>
    </style:style>
    <style:style style:name="Tableau13" style:family="table">
      <style:table-properties style:width="5.701cm" style:rel-width="30%" table:align="center"/>
    </style:style>
    <style:style style:name="Tableau13.A" style:family="table-column">
      <style:table-column-properties style:column-width="3.03cm" style:rel-column-width="10450*"/>
    </style:style>
    <style:style style:name="Tableau13.B" style:family="table-column">
      <style:table-column-properties style:column-width="2.671cm" style:rel-column-width="9205*"/>
    </style:style>
    <style:style style:name="Tableau13.A1" style:family="table-cell">
      <style:table-cell-properties style:vertical-align="middle" fo:padding="0.049cm" fo:border-left="0.035cm solid #808080" fo:border-right="none" fo:border-top="0.035cm solid #808080" fo:border-bottom="0.035cm solid #808080"/>
    </style:style>
    <style:style style:name="Tableau13.B1" style:family="table-cell">
      <style:table-cell-properties style:vertical-align="middle" fo:padding="0.049cm" fo:border="0.035cm solid #808080"/>
    </style:style>
    <style:style style:name="Tableau13.A2" style:family="table-cell">
      <style:table-cell-properties style:vertical-align="middle" fo:padding="0.049cm" fo:border-left="0.035cm solid #808080" fo:border-right="none" fo:border-top="none" fo:border-bottom="0.035cm solid #808080"/>
    </style:style>
    <style:style style:name="Tableau13.B2" style:family="table-cell">
      <style:table-cell-properties style:vertical-align="middle" fo:padding="0.049cm" fo:border-left="0.035cm solid #808080" fo:border-right="0.035cm solid #808080" fo:border-top="none" fo:border-bottom="0.035cm solid #808080"/>
    </style:style>
    <style:style style:name="Tableau14" style:family="table">
      <style:table-properties style:width="18.62cm" style:rel-width="98%" table:align="center"/>
    </style:style>
    <style:style style:name="Tableau14.A" style:family="table-column">
      <style:table-column-properties style:column-width="0.593cm" style:rel-column-width="2044*"/>
    </style:style>
    <style:style style:name="Tableau14.B" style:family="table-column">
      <style:table-column-properties style:column-width="18.027cm" style:rel-column-width="62176*"/>
    </style:style>
    <style:style style:name="Tableau14.A1" style:family="table-cell">
      <style:table-cell-properties style:vertical-align="middle" fo:padding="0.049cm" fo:border-left="0.035cm solid #808080" fo:border-right="none" fo:border-top="0.035cm solid #808080" fo:border-bottom="0.035cm solid #808080"/>
    </style:style>
    <style:style style:name="Tableau14.B1" style:family="table-cell">
      <style:table-cell-properties style:vertical-align="middle" fo:padding="0.049cm" fo:border="0.035cm solid #808080"/>
    </style:style>
    <style:style style:name="Tableau14.A2" style:family="table-cell">
      <style:table-cell-properties style:vertical-align="middle" fo:padding="0.049cm" fo:border-left="0.035cm solid #808080" fo:border-right="none" fo:border-top="none" fo:border-bottom="0.035cm solid #808080"/>
    </style:style>
    <style:style style:name="Tableau14.B2" style:family="table-cell">
      <style:table-cell-properties style:vertical-align="middle" fo:padding="0.049cm" fo:border-left="0.035cm solid #808080" fo:border-right="0.035cm solid #808080" fo:border-top="none" fo:border-bottom="0.035cm solid #808080"/>
    </style:style>
    <style:style style:name="Tableau15" style:family="table">
      <style:table-properties style:width="18.62cm" style:rel-width="98%" table:align="center"/>
    </style:style>
    <style:style style:name="Tableau15.A" style:family="table-column">
      <style:table-column-properties style:column-width="3.184cm" style:rel-column-width="10981*"/>
    </style:style>
    <style:style style:name="Tableau15.B" style:family="table-column">
      <style:table-column-properties style:column-width="1.803cm" style:rel-column-width="6215*"/>
    </style:style>
    <style:style style:name="Tableau15.C" style:family="table-column">
      <style:table-column-properties style:column-width="2.023cm" style:rel-column-width="6975*"/>
    </style:style>
    <style:style style:name="Tableau15.D" style:family="table-column">
      <style:table-column-properties style:column-width="4.182cm" style:rel-column-width="14424*"/>
    </style:style>
    <style:style style:name="Tableau15.G" style:family="table-column">
      <style:table-column-properties style:column-width="1.58cm" style:rel-column-width="5449*"/>
    </style:style>
    <style:style style:name="Tableau15.H" style:family="table-column">
      <style:table-column-properties style:column-width="2.025cm" style:rel-column-width="6982*"/>
    </style:style>
    <style:style style:name="Tableau15.A1" style:family="table-cell">
      <style:table-cell-properties style:vertical-align="middle" fo:padding="0.049cm" fo:border-left="0.035cm solid #808080" fo:border-right="none" fo:border-top="0.035cm solid #808080" fo:border-bottom="0.035cm solid #808080"/>
    </style:style>
    <style:style style:name="Tableau15.H1" style:family="table-cell">
      <style:table-cell-properties style:vertical-align="middle" fo:padding="0.049cm" fo:border="0.035cm solid #808080"/>
    </style:style>
    <style:style style:name="Tableau15.A2" style:family="table-cell">
      <style:table-cell-properties style:vertical-align="middle" fo:padding="0.049cm" fo:border-left="0.035cm solid #808080" fo:border-right="none" fo:border-top="none" fo:border-bottom="0.035cm solid #808080"/>
    </style:style>
    <style:style style:name="Tableau15.H2" style:family="table-cell">
      <style:table-cell-properties style:vertical-align="middle" fo:padding="0.049cm" fo:border-left="0.035cm solid #808080" fo:border-right="0.035cm solid #808080" fo:border-top="none" fo:border-bottom="0.035cm solid #808080"/>
    </style:style>
    <style:style style:name="Tableau16" style:family="table">
      <style:table-properties style:width="18.62cm" style:rel-width="98%" table:align="center"/>
    </style:style>
    <style:style style:name="Tableau16.A" style:family="table-column">
      <style:table-column-properties style:column-width="4.856cm" style:rel-column-width="16747*"/>
    </style:style>
    <style:style style:name="Tableau16.B" style:family="table-column">
      <style:table-column-properties style:column-width="3.339cm" style:rel-column-width="11516*"/>
    </style:style>
    <style:style style:name="Tableau16.C" style:family="table-column">
      <style:table-column-properties style:column-width="3.747cm" style:rel-column-width="12924*"/>
    </style:style>
    <style:style style:name="Tableau16.D" style:family="table-column">
      <style:table-column-properties style:column-width="2.926cm" style:rel-column-width="10095*"/>
    </style:style>
    <style:style style:name="Tableau16.E" style:family="table-column">
      <style:table-column-properties style:column-width="3.75cm" style:rel-column-width="12936*"/>
    </style:style>
    <style:style style:name="Tableau16.A1" style:family="table-cell">
      <style:table-cell-properties style:vertical-align="middle" fo:padding="0.049cm" fo:border-left="0.035cm solid #808080" fo:border-right="none" fo:border-top="0.035cm solid #808080" fo:border-bottom="0.035cm solid #808080"/>
    </style:style>
    <style:style style:name="Tableau16.E1" style:family="table-cell">
      <style:table-cell-properties style:vertical-align="middle" fo:padding="0.049cm" fo:border="0.035cm solid #808080"/>
    </style:style>
    <style:style style:name="Tableau16.2" style:family="table-row">
      <style:table-row-properties style:min-row-height="0.136cm"/>
    </style:style>
    <style:style style:name="Tableau16.A2" style:family="table-cell">
      <style:table-cell-properties style:vertical-align="middle" fo:padding="0.049cm" fo:border-left="0.035cm solid #808080" fo:border-right="none" fo:border-top="none" fo:border-bottom="0.035cm solid #808080"/>
    </style:style>
    <style:style style:name="Tableau16.E2" style:family="table-cell">
      <style:table-cell-properties style:vertical-align="middle" fo:padding="0.049cm" fo:border-left="0.035cm solid #808080" fo:border-right="0.035cm solid #808080" fo:border-top="none" fo:border-bottom="0.035cm solid #808080"/>
    </style:style>
    <style:style style:name="P1" style:family="paragraph" style:parent-style-name="Heading_20_1">
      <style:paragraph-properties fo:text-align="center" style:justify-single-word="false"/>
      <style:text-properties style:font-name="Bitstream Charter"/>
    </style:style>
    <style:style style:name="P2" style:family="paragraph" style:parent-style-name="Text_20_body">
      <style:paragraph-properties fo:text-align="center" style:justify-single-word="false"/>
      <style:text-properties style:font-name="Bitstream Charter"/>
    </style:style>
    <style:style style:name="P3" style:family="paragraph" style:parent-style-name="Text_20_body">
      <style:paragraph-properties fo:margin-left="0cm" fo:margin-right="0cm" fo:text-align="justify" style:justify-single-word="false" fo:text-indent="0.503cm" style:auto-text-indent="false"/>
      <style:text-properties style:font-name="Bitstream Charter"/>
    </style:style>
    <style:style style:name="P4" style:family="paragraph" style:parent-style-name="Text_20_body">
      <style:paragraph-properties fo:margin-left="0cm" fo:margin-right="0cm" fo:text-indent="0.503cm" style:auto-text-indent="false"/>
      <style:text-properties style:font-name="Bitstream Charter"/>
    </style:style>
    <style:style style:name="P5" style:family="paragraph" style:parent-style-name="Heading_20_1">
      <style:text-properties style:font-name="Bitstream Charter"/>
    </style:style>
    <style:style style:name="P6" style:family="paragraph" style:parent-style-name="Text_20_body">
      <style:paragraph-properties fo:margin-left="0cm" fo:margin-right="0cm" fo:margin-top="0cm" fo:margin-bottom="0cm" fo:text-align="justify" style:justify-single-word="false" fo:text-indent="0.503cm" style:auto-text-indent="false"/>
      <style:text-properties style:font-name="Bitstream Charter"/>
    </style:style>
    <style:style style:name="P7" style:family="paragraph" style:parent-style-name="Text_20_body">
      <style:text-properties style:font-name="Bitstream Charter"/>
    </style:style>
    <style:style style:name="P8" style:family="paragraph" style:parent-style-name="Heading_20_1">
      <style:paragraph-properties fo:margin-top="0.423cm" fo:margin-bottom="0.212cm" fo:break-before="page" fo:keep-with-next="always"/>
      <style:text-properties style:font-name="Bitstream Charter" fo:font-size="24pt" fo:font-weight="bold" style:font-name-asian="DejaVu Sans" style:font-size-asian="24pt" style:font-weight-asian="bold" style:font-name-complex="DejaVu Sans" style:font-size-complex="24pt" style:font-weight-complex="bold"/>
    </style:style>
    <style:style style:name="P9" style:family="paragraph" style:parent-style-name="Text_20_body">
      <style:paragraph-properties fo:margin-top="0cm" fo:margin-bottom="0cm"/>
      <style:text-properties style:font-name="Bitstream Charter"/>
    </style:style>
    <style:style style:name="P10" style:family="paragraph" style:parent-style-name="Text_20_body" style:list-style-name="L2">
      <style:paragraph-properties fo:margin-top="0cm" fo:margin-bottom="0cm"/>
      <style:text-properties style:font-name="Bitstream Charter"/>
    </style:style>
    <style:style style:name="P11" style:family="paragraph" style:parent-style-name="Text_20_body" style:list-style-name="L2">
      <style:text-properties style:font-name="Bitstream Charter"/>
    </style:style>
    <style:style style:name="P12" style:family="paragraph" style:parent-style-name="Table_20_Heading">
      <style:text-properties style:font-name="Bitstream Charter" fo:font-size="9pt" style:font-size-asian="9pt" style:font-size-complex="9pt"/>
    </style:style>
    <style:style style:name="P13" style:family="paragraph" style:parent-style-name="Table_20_Contents">
      <style:text-properties style:font-name="Bitstream Charter" fo:font-size="9pt" style:font-size-asian="9pt" style:font-size-complex="9pt"/>
    </style:style>
    <style:style style:name="P14" style:family="paragraph" style:parent-style-name="Text_20_body" style:list-style-name="L3">
      <style:paragraph-properties fo:margin-top="0cm" fo:margin-bottom="0cm"/>
      <style:text-properties style:font-name="Bitstream Charter"/>
    </style:style>
    <style:style style:name="P15" style:family="paragraph" style:parent-style-name="Text_20_body" style:list-style-name="L3">
      <style:text-properties style:font-name="Bitstream Charter"/>
    </style:style>
    <style:style style:name="P16" style:family="paragraph" style:parent-style-name="Heading_20_1">
      <style:paragraph-properties fo:break-before="page"/>
      <style:text-properties style:font-name="Bitstream Charter"/>
    </style:style>
    <style:style style:name="P17" style:family="paragraph" style:parent-style-name="Text_20_body" style:list-style-name="L4">
      <style:paragraph-properties fo:margin-top="0cm" fo:margin-bottom="0cm"/>
      <style:text-properties style:font-name="Bitstream Charter"/>
    </style:style>
    <style:style style:name="P18" style:family="paragraph" style:parent-style-name="Text_20_body" style:list-style-name="L4">
      <style:text-properties style:font-name="Bitstream Charter"/>
    </style:style>
    <style:style style:name="P19" style:family="paragraph" style:parent-style-name="Text_20_body" style:list-style-name="L5">
      <style:paragraph-properties fo:margin-top="0cm" fo:margin-bottom="0cm"/>
      <style:text-properties style:font-name="Bitstream Charter"/>
    </style:style>
    <style:style style:name="P20" style:family="paragraph" style:parent-style-name="Text_20_body" style:list-style-name="L5">
      <style:text-properties style:font-name="Bitstream Charter"/>
    </style:style>
    <style:style style:name="P21" style:family="paragraph" style:parent-style-name="Text_20_body" style:list-style-name="L6">
      <style:paragraph-properties fo:margin-top="0cm" fo:margin-bottom="0cm"/>
      <style:text-properties style:font-name="Bitstream Charter"/>
    </style:style>
    <style:style style:name="P22" style:family="paragraph" style:parent-style-name="Text_20_body" style:list-style-name="L6">
      <style:text-properties style:font-name="Bitstream Charter"/>
    </style:style>
    <style:style style:name="P23" style:family="paragraph" style:parent-style-name="Text_20_body">
      <style:paragraph-properties fo:margin-top="0cm" fo:margin-bottom="0cm"/>
      <style:text-properties style:font-name="Bitstream Charter" fo:font-style="italic"/>
    </style:style>
    <style:style style:name="P24" style:family="paragraph" style:parent-style-name="Text_20_body" style:list-style-name="L7">
      <style:paragraph-properties fo:line-height="100%"/>
      <style:text-properties style:font-name="Bitstream Charter" fo:font-size="10pt" style:font-size-asian="10pt" style:font-size-complex="10pt"/>
    </style:style>
    <style:style style:name="P25" style:family="paragraph" style:parent-style-name="Preformatted_20_Text" style:list-style-name="L7">
      <style:paragraph-properties fo:margin-top="0cm" fo:margin-bottom="0.499cm" fo:line-height="100%"/>
      <style:text-properties style:font-name="Bitstream Charter" fo:font-size="10pt" style:font-size-asian="10pt" style:font-size-complex="10pt"/>
    </style:style>
    <style:style style:name="P26" style:family="paragraph" style:parent-style-name="Preformatted_20_Text">
      <style:paragraph-properties fo:margin-top="0cm" fo:margin-bottom="0.499cm"/>
      <style:text-properties style:font-name="Bitstream Charter" fo:font-size="12pt" style:font-size-asian="12pt" style:font-size-complex="12pt"/>
    </style:style>
    <style:style style:name="P27" style:family="paragraph" style:parent-style-name="Text_20_body" style:list-style-name="L8">
      <style:paragraph-properties fo:margin-top="0cm" fo:margin-bottom="0cm"/>
      <style:text-properties style:font-name="Bitstream Charter"/>
    </style:style>
    <style:style style:name="P28" style:family="paragraph" style:parent-style-name="Text_20_body" style:list-style-name="L8">
      <style:text-properties style:font-name="Bitstream Charter"/>
    </style:style>
    <style:style style:name="T1" style:family="text">
      <style:text-properties fo:font-style="italic" style:font-style-asian="italic" style:font-style-complex="italic"/>
    </style:style>
    <style:style style:name="T2" style:family="text">
      <style:text-properties fo:font-weight="bol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L'art des « Soundex »</text:h>
      <text:p text:style-name="P2">Date de publication : 10/02/2004</text:p>
      <text:p text:style-name="P2"/>
      <text:p text:style-name="P3">Non les <text:span text:style-name="T1">soundex</text:span> ne sont pas de petites bêtes rampantes que l’on tue à l’aide d’un insecticide… Ce sont en fait des mécanismes de recherche portant sur la consonance des mots. Ils sont en général utilisés dans de très grandes bases de données pour lesquelles la recherche approchée d’un nom peut être d’une très grande utilité...</text:p>
      <text:p text:style-name="P3">Nous avons réalisé ces petites bêtes, à l’aide de DELPHI 3. Mais n’importe quel autre langage performant (C++, Java) peut être utilisé à ces fins.</text:p>
      <text:p text:style-name="P4"/>
      <text:h text:style-name="P5" text:outline-level="1" text:is-list-header="true"><text:bookmark text:name="L0"/>Préambule</text:h>
      <text:p text:style-name="P6">Le terme Soundex remonte à 1918. Le premier algorithme de ce type a été inventé par Margaret O’Dell et Robert C. Russell, probablement à cause des problèmes liés au recensement américain. En effet, de part leur constitution, les États Unis d’Amérique sont tenus à recenser leur population tous les 10 ans. A la fin du siècle dernier, le problème du recensement était devenu un casse tête majeur. Traiter des informations concernant une population de plusieurs dizaines de millions d’américains à la main demandait un travail phénoménal. Le premier a en tirer parti fût un certain Hollerith, qui fabriqua et introduisit les premières machines mécanographiques comptables, réduisant ainsi les temps de traitement des informations de 75%. Dans ce même temps de nombreuses personnes trouvèrent des idées astucieuses pour trier, classer, rechercher parmi les données collectées. Il en fût sans doute ainsi du premier mécanisme de recherche par consonance, que ses auteurs appelèrent Soundex. Depuis, ce terme regroupe une famille d’algorithmes que nous allons détailler.</text:p>
      <text:p text:style-name="P7"/>
      <text:h text:style-name="P5" text:outline-level="1" text:is-list-header="true"><text:bookmark text:name="L1"/>1. Le principe</text:h>
      <text:p text:style-name="P6">Comment dans une liste de nom de personne arriver à retrouver un certain DUPONT ou DUPOND ou DUPAN ou encore DEPAIN ???</text:p>
      <text:p text:style-name="P6">C’est simple, il suffit de se baser sur la consonance et non sur les mots eux-mêmes.</text:p>
      <text:p text:style-name="P6">Tous les algorithmes de Soundex reposent sur un principe de base qui consiste à codifier le mot en éliminant les lettres en doubles, les lettres muettes (H en particulier) et en rapprochant les sons de certaines lettres. Une fois cette codification obtenue on la stocke auprès de la donnée de base et on effectue la recherche par comparaison directe entre le Soundex ainsi obtenu et le mot recherché codifié lui aussi en Soundex.</text:p>
      <text:p text:style-name="P6">La recherche en est donc très performante puisqu’elle aboutit à une requête dont le critère est l’égalité, et pour peu que l’on place un index sur le champ qui stocke le code du soundex, alors elle s’avère aussi rapide que de trouver un enregistrement pas sa clef.</text:p>
      <text:p text:style-name="P6">Certaines base de données utilisent nativement des Soundex pour la recherche. Il en est ainsi de Paradox et de son opérateur « Comme » valable dans les requêtes QBE, de Oracle, ou encore de Watcom SQL devenu SQL Anywhere.</text:p>
      <text:p text:style-name="P6">Mais attention : dans tous ces cas, il est probable que votre « soundex » fonctionne sur la consonance anglo-saxonne du langage et non sur les sons spécifiques à la langue française.</text:p>
      <text:h text:style-name="P8" text:outline-level="1"><text:bookmark text:name="L2"/>2. Le premier Soundex</text:h>
      <text:p text:style-name="P9">Voici l’algorithme original de Russel &amp; O’Dell datant de 1918</text:p>
      <text:p text:style-name="P7"/>
      <text:list text:style-name="L2">
        <text:list-item>
          <text:p text:style-name="P10">On retranscrit le mot en majuscules </text:p>
        </text:list-item>
        <text:list-item>
          <text:p text:style-name="P10">On conserve la première lettre du mot </text:p>
        </text:list-item>
        <text:list-item>
          <text:p text:style-name="P10">On élimine ensuite toutes les voyelles, le H et le W </text:p>
        </text:list-item>
        <text:list-item>
          <text:p text:style-name="P11">On transcode ensuite les lettres restantes à l’aide de la table suivante </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12">Lettre</text:p>
          </table:table-cell>
          <table:table-cell table:style-name="Tableau1.A1" office:value-type="string">
            <text:p text:style-name="P12">Type de consonnance</text:p>
          </table:table-cell>
          <table:table-cell table:style-name="Tableau1.C1" office:value-type="string">
            <text:p text:style-name="P12">code</text:p>
          </table:table-cell>
        </table:table-row>
        <table:table-row>
          <table:table-cell table:style-name="Tableau1.A2" office:value-type="string">
            <text:p text:style-name="P13">B F P V</text:p>
          </table:table-cell>
          <table:table-cell table:style-name="Tableau1.A2" office:value-type="string">
            <text:p text:style-name="P13">Bilabiales</text:p>
          </table:table-cell>
          <table:table-cell table:style-name="Tableau1.C2" office:value-type="string">
            <text:p text:style-name="P13">1</text:p>
          </table:table-cell>
        </table:table-row>
        <table:table-row>
          <table:table-cell table:style-name="Tableau1.A2" office:value-type="string">
            <text:p text:style-name="P13">C G J K Q S X Z</text:p>
          </table:table-cell>
          <table:table-cell table:style-name="Tableau1.A2" office:value-type="string">
            <text:p text:style-name="P13">Labiodentales</text:p>
          </table:table-cell>
          <table:table-cell table:style-name="Tableau1.C2" office:value-type="string">
            <text:p text:style-name="P13">2</text:p>
          </table:table-cell>
        </table:table-row>
        <table:table-row>
          <table:table-cell table:style-name="Tableau1.A2" office:value-type="string">
            <text:p text:style-name="P13">D T</text:p>
          </table:table-cell>
          <table:table-cell table:style-name="Tableau1.A2" office:value-type="string">
            <text:p text:style-name="P13">Dentales</text:p>
          </table:table-cell>
          <table:table-cell table:style-name="Tableau1.C2" office:value-type="string">
            <text:p text:style-name="P13">3</text:p>
          </table:table-cell>
        </table:table-row>
        <table:table-row>
          <table:table-cell table:style-name="Tableau1.A2" office:value-type="string">
            <text:p text:style-name="P13">L</text:p>
          </table:table-cell>
          <table:table-cell table:style-name="Tableau1.A2" office:value-type="string">
            <text:p text:style-name="P13">Alvéolaires</text:p>
          </table:table-cell>
          <table:table-cell table:style-name="Tableau1.C2" office:value-type="string">
            <text:p text:style-name="P13">4</text:p>
          </table:table-cell>
        </table:table-row>
        <table:table-row>
          <table:table-cell table:style-name="Tableau1.A2" office:value-type="string">
            <text:p text:style-name="P13">M N</text:p>
          </table:table-cell>
          <table:table-cell table:style-name="Tableau1.A2" office:value-type="string">
            <text:p text:style-name="P13">Vélaires</text:p>
          </table:table-cell>
          <table:table-cell table:style-name="Tableau1.C2" office:value-type="string">
            <text:p text:style-name="P13">5</text:p>
          </table:table-cell>
        </table:table-row>
        <table:table-row>
          <table:table-cell table:style-name="Tableau1.A2" office:value-type="string">
            <text:p text:style-name="P13">R</text:p>
          </table:table-cell>
          <table:table-cell table:style-name="Tableau1.A2" office:value-type="string">
            <text:p text:style-name="P13">Laryngales</text:p>
          </table:table-cell>
          <table:table-cell table:style-name="Tableau1.C2" office:value-type="string">
            <text:p text:style-name="P13">6</text:p>
          </table:table-cell>
        </table:table-row>
      </table:table>
      <text:list text:style-name="L3">
        <text:list-item>
          <text:p text:style-name="P14">On élimine ensuite toutes les paires consécutives de chiffres dupliquées </text:p>
        </text:list-item>
        <text:list-item>
          <text:p text:style-name="P15">On ne conserve que 4 caractères du Soundex ainsi obtenu, et on le complète par des zéros le cas échéant </text:p>
        </text:list-item>
      </text:list>
      <text:p text:style-name="P9">Compte tenu que les tables de caractères modernes, permettent maintenant de saisir des lettres majuscules accentuées, il est nécessaire de transcrire ces lettres en lettres simples. En particulier, dans la langue française, le c majuscule avec cédille (Ç ) sera transformé en S. De même que le caractère Œ (dans le mot cœur par exemple) sera transformé en E.</text:p>
      <text:p text:style-name="P9"/>
      <text:p text:style-name="P9">De plus il est nécessaire de supprimer les espaces morts avant et après le mot ainsi que les blancs et le tiret.</text:p>
      <text:p text:style-name="P9"/>
      <text:p text:style-name="P9">Toute cette préparation s’effectue dans une fonction commune à tous les soundex, de nom « prepare ».</text:p>
      <text:p text:style-name="P7"/>
      <text:h text:style-name="P5" text:outline-level="1" text:is-list-header="true"/>
      <text:h text:style-name="P16" text:outline-level="1">3. Soundex 2</text:h>
      <text:p text:style-name="P9">Soundex 2 est un algorithme francisé par votre rédacteur, et dérivé de l’algorithme décrit dans le livre de Joe Celko – « SQL avancé », parue en 1995 chez Thomson International Publishing. Il repose sur l’algorithme de Gus Baird (Georgia Tech) énoncé en page 85.</text:p>
      <text:p text:style-name="P9"/>
      <text:p text:style-name="P9">Contrairement au précédent qui ne fait appel qu’à des chiffres à l’exception du premier caractère, cette nouvelle version conserve la plupart des lettres. En comparant les deux versions, on trouve, pour la première un nombre de combinaisons possibles de 26x10x10x10 = 26 000 alors que dans cette version améliorée le nombre de combinaisons différentes monte jusqu’aux environs de 20x20x20x20 = 160 000<text:line-break/>Il se révèle donc plus performant dans de nombreux cas, c’est à dire qu’il permet de sélectionner moins d’occurrence lors des recherches avec le même encombrement de 4 caractères.</text:p>
      <text:p text:style-name="P9"/>
      <text:p text:style-name="P9">Voici cette nouvelle version francisée :</text:p>
      <text:p text:style-name="P7"/>
      <text:list text:style-name="L4">
        <text:list-item>
          <text:p text:style-name="P17">Éliminer les blancs à droite et à gauche du nom </text:p>
        </text:list-item>
        <text:list-item>
          <text:p text:style-name="P17">Convertir le nom en majuscule </text:p>
        </text:list-item>
        <text:list-item>
          <text:p text:style-name="P17">Convertir les lettres accentuées et le c cédille en lettres non accentuées </text:p>
        </text:list-item>
        <text:list-item>
          <text:p text:style-name="P17">Éliminer les blancs et les tirets </text:p>
        </text:list-item>
        <text:list-item>
          <text:p text:style-name="P18">Remplacer les groupes de lettres suivantes par leur correspondance (en conservant l’ordre du tableau) : </text:p>
        </text:list-item>
      </text:list>
      <table:table table:name="Tableau2" table:style-name="Tableau2">
        <table:table-column table:style-name="Tableau2.A"/>
        <table:table-column table:style-name="Tableau2.B"/>
        <table:table-row>
          <table:table-cell table:style-name="Tableau2.A1" office:value-type="string">
            <text:p text:style-name="P13">GUI</text:p>
          </table:table-cell>
          <table:table-cell table:style-name="Tableau2.B1" office:value-type="string">
            <text:p text:style-name="P13">KI</text:p>
          </table:table-cell>
        </table:table-row>
        <table:table-row>
          <table:table-cell table:style-name="Tableau2.A2" office:value-type="string">
            <text:p text:style-name="P13">GUE</text:p>
          </table:table-cell>
          <table:table-cell table:style-name="Tableau2.B2" office:value-type="string">
            <text:p text:style-name="P13">KE</text:p>
          </table:table-cell>
        </table:table-row>
        <table:table-row>
          <table:table-cell table:style-name="Tableau2.A2" office:value-type="string">
            <text:p text:style-name="P13">GA</text:p>
          </table:table-cell>
          <table:table-cell table:style-name="Tableau2.B2" office:value-type="string">
            <text:p text:style-name="P13">KA</text:p>
          </table:table-cell>
        </table:table-row>
        <table:table-row>
          <table:table-cell table:style-name="Tableau2.A2" office:value-type="string">
            <text:p text:style-name="P13">GO</text:p>
          </table:table-cell>
          <table:table-cell table:style-name="Tableau2.B2" office:value-type="string">
            <text:p text:style-name="P13">KO</text:p>
          </table:table-cell>
        </table:table-row>
        <table:table-row>
          <table:table-cell table:style-name="Tableau2.A2" office:value-type="string">
            <text:p text:style-name="P13">GU</text:p>
          </table:table-cell>
          <table:table-cell table:style-name="Tableau2.B2" office:value-type="string">
            <text:p text:style-name="P13">K</text:p>
          </table:table-cell>
        </table:table-row>
        <table:table-row>
          <table:table-cell table:style-name="Tableau2.A2" office:value-type="string">
            <text:p text:style-name="P13">CA</text:p>
          </table:table-cell>
          <table:table-cell table:style-name="Tableau2.B2" office:value-type="string">
            <text:p text:style-name="P13">KA</text:p>
          </table:table-cell>
        </table:table-row>
        <table:table-row>
          <table:table-cell table:style-name="Tableau2.A2" office:value-type="string">
            <text:p text:style-name="P13">CO</text:p>
          </table:table-cell>
          <table:table-cell table:style-name="Tableau2.B2" office:value-type="string">
            <text:p text:style-name="P13">KO</text:p>
          </table:table-cell>
        </table:table-row>
        <table:table-row>
          <table:table-cell table:style-name="Tableau2.A2" office:value-type="string">
            <text:p text:style-name="P13">CU</text:p>
          </table:table-cell>
          <table:table-cell table:style-name="Tableau2.B2" office:value-type="string">
            <text:p text:style-name="P13">KU</text:p>
          </table:table-cell>
        </table:table-row>
        <table:table-row>
          <table:table-cell table:style-name="Tableau2.A2" office:value-type="string">
            <text:p text:style-name="P13">Q</text:p>
          </table:table-cell>
          <table:table-cell table:style-name="Tableau2.B2" office:value-type="string">
            <text:p text:style-name="P13">K</text:p>
          </table:table-cell>
        </table:table-row>
        <table:table-row>
          <table:table-cell table:style-name="Tableau2.A2" office:value-type="string">
            <text:p text:style-name="P13">CC</text:p>
          </table:table-cell>
          <table:table-cell table:style-name="Tableau2.B2" office:value-type="string">
            <text:p text:style-name="P13">K</text:p>
          </table:table-cell>
        </table:table-row>
        <table:table-row>
          <table:table-cell table:style-name="Tableau2.A2" office:value-type="string">
            <text:p text:style-name="P13">CK</text:p>
          </table:table-cell>
          <table:table-cell table:style-name="Tableau2.B2" office:value-type="string">
            <text:p text:style-name="P13">K</text:p>
          </table:table-cell>
        </table:table-row>
      </table:table>
      <text:list text:style-name="L5">
        <text:list-item>
          <text:p text:style-name="P19">Remplacer toutes les voyelles sauf le Y par A exceptée s’il y a un A en tête </text:p>
        </text:list-item>
        <text:list-item>
          <text:p text:style-name="P20">Remplacer les préfixes suivants par leur correspondance : </text:p>
        </text:list-item>
      </text:list>
      <table:table table:name="Tableau3" table:style-name="Tableau3">
        <table:table-column table:style-name="Tableau3.A"/>
        <table:table-column table:style-name="Tableau3.B"/>
        <table:table-column table:style-name="Tableau3.C"/>
        <table:table-row>
          <table:table-cell table:style-name="Tableau3.A1" office:value-type="string">
            <text:p text:style-name="P13">MAC</text:p>
          </table:table-cell>
          <table:table-cell table:style-name="Tableau3.A1" office:value-type="string">
            <text:p text:style-name="P13">MCC</text:p>
          </table:table-cell>
          <table:table-cell table:style-name="Tableau3.C1" office:value-type="string">
            <text:p text:style-name="P13"> </text:p>
          </table:table-cell>
        </table:table-row>
        <table:table-row>
          <table:table-cell table:style-name="Tableau3.A2" office:value-type="string">
            <text:p text:style-name="P13">ASA</text:p>
          </table:table-cell>
          <table:table-cell table:style-name="Tableau3.A2" office:value-type="string">
            <text:p text:style-name="P13">AZA</text:p>
          </table:table-cell>
          <table:table-cell table:style-name="Tableau3.C2" office:value-type="string">
            <text:p text:style-name="P13">(ASAmian)</text:p>
          </table:table-cell>
        </table:table-row>
        <table:table-row>
          <table:table-cell table:style-name="Tableau3.A2" office:value-type="string">
            <text:p text:style-name="P13">KN</text:p>
          </table:table-cell>
          <table:table-cell table:style-name="Tableau3.A2" office:value-type="string">
            <text:p text:style-name="P13">NN</text:p>
          </table:table-cell>
          <table:table-cell table:style-name="Tableau3.C2" office:value-type="string">
            <text:p text:style-name="P13">(KNight)</text:p>
          </table:table-cell>
        </table:table-row>
        <table:table-row>
          <table:table-cell table:style-name="Tableau3.A2" office:value-type="string">
            <text:p text:style-name="P13">PF</text:p>
          </table:table-cell>
          <table:table-cell table:style-name="Tableau3.A2" office:value-type="string">
            <text:p text:style-name="P13">FF</text:p>
          </table:table-cell>
          <table:table-cell table:style-name="Tableau3.C2" office:value-type="string">
            <text:p text:style-name="P13">(PFeiffer)</text:p>
          </table:table-cell>
        </table:table-row>
        <table:table-row>
          <table:table-cell table:style-name="Tableau3.A2" office:value-type="string">
            <text:p text:style-name="P13">SCH</text:p>
          </table:table-cell>
          <table:table-cell table:style-name="Tableau3.A2" office:value-type="string">
            <text:p text:style-name="P13">SSS</text:p>
          </table:table-cell>
          <table:table-cell table:style-name="Tableau3.C2" office:value-type="string">
            <text:p text:style-name="P13">(SCHindler)</text:p>
          </table:table-cell>
        </table:table-row>
        <table:table-row>
          <table:table-cell table:style-name="Tableau3.A2" office:value-type="string">
            <text:p text:style-name="P13">PH</text:p>
          </table:table-cell>
          <table:table-cell table:style-name="Tableau3.A2" office:value-type="string">
            <text:p text:style-name="P13">FF</text:p>
          </table:table-cell>
          <table:table-cell table:style-name="Tableau3.C2" office:value-type="string">
            <text:p text:style-name="P13">(PHilippe)</text:p>
          </table:table-cell>
        </table:table-row>
      </table:table>
      <text:list text:style-name="L6">
        <text:list-item>
          <text:p text:style-name="P21">Supprimer les H sauf s’ils sont précédés par C ou S </text:p>
        </text:list-item>
        <text:list-item>
          <text:p text:style-name="P21">Supprimer les Y sauf s’il est précédé d’un A </text:p>
        </text:list-item>
        <text:list-item>
          <text:p text:style-name="P21">Supprimer les terminaisons suivantes A, T, D et S </text:p>
        </text:list-item>
        <text:list-item>
          <text:p text:style-name="P21">Enlever tous les A sauf le A de tête s’il y en a un </text:p>
        </text:list-item>
        <text:list-item>
          <text:p text:style-name="P21">Enlever toutes les sous chaînes de lettre répétitives </text:p>
        </text:list-item>
        <text:list-item>
          <text:p text:style-name="P22">Conserver les 4 premiers caractères du mot et si besoin le compléter avec des blancs pour obtenir 4 caractères </text:p>
        </text:list-item>
      </text:list>
      <text:p text:style-name="P9"/>
      <text:h text:style-name="P5" text:outline-level="1" text:is-list-header="true">4. Phonex</text:h>
      <text:p text:style-name="P9">Phonex est un algorithme de Soundex plus perfectionné encore que la version francisée de Soundex2 et développé par votre serviteur. Sachez que Phonex est optimisée pour le langage français, sait reconnaître différents types de sons comme les sons ‘on’, ‘ai’, ‘ein’, etc... et place son résultat sous la forme d’un réel de type double précision (5.0 x 10-324 .. 1.7 x 10308 sur 15 à 16 chiffres significatifs). Son temps de calcul est double de Soundex et 30% supérieure seulement à Soundex2.</text:p>
      <text:p text:style-name="P9"/>
      <text:p text:style-name="P9"><text:span text:style-name="T2">Algorithme Phonex</text:span><text:line-break/><text:span text:style-name="T2">Copyright Frédéric BROUARD (31/3/99)</text:span></text:p>
      <text:p text:style-name="P9"/>
      <text:p text:style-name="P23">Merci à Florence MARQUIS, orthophoniste, pour son aide à la mise au point de cet algorithme</text:p>
      <text:p text:style-name="P9"/>
      <text:p text:style-name="P9"><text:span text:style-name="T2">1</text:span> remplacer les y par des i<text:line-break/><text:span text:style-name="T2">2</text:span> supprimer les h qui ne sont pas précédés de c ou de s ou de p<text:line-break/><text:span text:style-name="T2">3</text:span> remplacement du ph par f<text:line-break/><text:span text:style-name="T2">4</text:span> remplacer les groupes de lettres suivantes :</text:p>
      <text:p text:style-name="P9"/>
      <table:table table:name="Tableau4" table:style-name="Tableau4">
        <table:table-column table:style-name="Tableau4.A"/>
        <table:table-column table:style-name="Tableau4.B"/>
        <table:table-row>
          <table:table-cell table:style-name="Tableau4.A1" office:value-type="string">
            <text:p text:style-name="P13">gan</text:p>
          </table:table-cell>
          <table:table-cell table:style-name="Tableau4.B1" office:value-type="string">
            <text:p text:style-name="P13">kan</text:p>
          </table:table-cell>
        </table:table-row>
        <table:table-row>
          <table:table-cell table:style-name="Tableau4.A2" office:value-type="string">
            <text:p text:style-name="P13">gam</text:p>
          </table:table-cell>
          <table:table-cell table:style-name="Tableau4.B2" office:value-type="string">
            <text:p text:style-name="P13">kam</text:p>
          </table:table-cell>
        </table:table-row>
        <table:table-row>
          <table:table-cell table:style-name="Tableau4.A2" office:value-type="string">
            <text:p text:style-name="P13">gain</text:p>
          </table:table-cell>
          <table:table-cell table:style-name="Tableau4.B2" office:value-type="string">
            <text:p text:style-name="P13">kain</text:p>
          </table:table-cell>
        </table:table-row>
        <table:table-row>
          <table:table-cell table:style-name="Tableau4.A2" office:value-type="string">
            <text:p text:style-name="P13">gaim</text:p>
          </table:table-cell>
          <table:table-cell table:style-name="Tableau4.B2" office:value-type="string">
            <text:p text:style-name="P13">kaim</text:p>
          </table:table-cell>
        </table:table-row>
      </table:table>
      <text:p text:style-name="P9"><text:span text:style-name="T2">5</text:span> remplacer les occurrences suivantes, si elles sont suivies par une lettre a, e, i, o, ou u :</text:p>
      <text:p text:style-name="P9"/>
      <table:table table:name="Tableau5" table:style-name="Tableau5">
        <table:table-column table:style-name="Tableau5.A"/>
        <table:table-column table:style-name="Tableau5.B"/>
        <table:table-row>
          <table:table-cell table:style-name="Tableau5.A1" office:value-type="string">
            <text:p text:style-name="P13">ain</text:p>
          </table:table-cell>
          <table:table-cell table:style-name="Tableau5.B1" office:value-type="string">
            <text:p text:style-name="P13">yn</text:p>
          </table:table-cell>
        </table:table-row>
        <table:table-row>
          <table:table-cell table:style-name="Tableau5.A2" office:value-type="string">
            <text:p text:style-name="P13">ein</text:p>
          </table:table-cell>
          <table:table-cell table:style-name="Tableau5.B2" office:value-type="string">
            <text:p text:style-name="P13">yn</text:p>
          </table:table-cell>
        </table:table-row>
        <table:table-row>
          <table:table-cell table:style-name="Tableau5.A2" office:value-type="string">
            <text:p text:style-name="P13">aim</text:p>
          </table:table-cell>
          <table:table-cell table:style-name="Tableau5.B2" office:value-type="string">
            <text:p text:style-name="P13">yn</text:p>
          </table:table-cell>
        </table:table-row>
        <table:table-row>
          <table:table-cell table:style-name="Tableau5.A2" office:value-type="string">
            <text:p text:style-name="P13">eim</text:p>
          </table:table-cell>
          <table:table-cell table:style-name="Tableau5.B2" office:value-type="string">
            <text:p text:style-name="P13">yn</text:p>
          </table:table-cell>
        </table:table-row>
      </table:table>
      <text:p text:style-name="P9"><text:span text:style-name="T2">6</text:span> remplacement de groupes de 3 lettres (sons 'o', 'oua', 'ein') :</text:p>
      <text:p text:style-name="P9"/>
      <table:table table:name="Tableau6" table:style-name="Tableau6">
        <table:table-column table:style-name="Tableau6.A"/>
        <table:table-column table:style-name="Tableau6.B"/>
        <table:table-row>
          <table:table-cell table:style-name="Tableau6.A1" office:value-type="string">
            <text:p text:style-name="P13">eau</text:p>
          </table:table-cell>
          <table:table-cell table:style-name="Tableau6.B1" office:value-type="string">
            <text:p text:style-name="P13">o</text:p>
          </table:table-cell>
        </table:table-row>
        <table:table-row>
          <table:table-cell table:style-name="Tableau6.A2" office:value-type="string">
            <text:p text:style-name="P13">oua</text:p>
          </table:table-cell>
          <table:table-cell table:style-name="Tableau6.B2" office:value-type="string">
            <text:p text:style-name="P13">2</text:p>
          </table:table-cell>
        </table:table-row>
        <table:table-row>
          <table:table-cell table:style-name="Tableau6.A2" office:value-type="string">
            <text:p text:style-name="P13">ein</text:p>
          </table:table-cell>
          <table:table-cell table:style-name="Tableau6.B2" office:value-type="string">
            <text:p text:style-name="P13">4</text:p>
          </table:table-cell>
        </table:table-row>
        <table:table-row>
          <table:table-cell table:style-name="Tableau6.A2" office:value-type="string">
            <text:p text:style-name="P13">ain</text:p>
          </table:table-cell>
          <table:table-cell table:style-name="Tableau6.B2" office:value-type="string">
            <text:p text:style-name="P13">4</text:p>
          </table:table-cell>
        </table:table-row>
        <table:table-row>
          <table:table-cell table:style-name="Tableau6.A2" office:value-type="string">
            <text:p text:style-name="P13">eim</text:p>
          </table:table-cell>
          <table:table-cell table:style-name="Tableau6.B2" office:value-type="string">
            <text:p text:style-name="P13">4</text:p>
          </table:table-cell>
        </table:table-row>
        <table:table-row>
          <table:table-cell table:style-name="Tableau6.A2" office:value-type="string">
            <text:p text:style-name="P13">aim</text:p>
          </table:table-cell>
          <table:table-cell table:style-name="Tableau6.B2" office:value-type="string">
            <text:p text:style-name="P13">4</text:p>
          </table:table-cell>
        </table:table-row>
      </table:table>
      <text:p text:style-name="P9"><text:span text:style-name="T2">7</text:span> remplacement du son ‘é’ :</text:p>
      <text:p text:style-name="P9"/>
      <table:table table:name="Tableau7" table:style-name="Tableau7">
        <table:table-column table:style-name="Tableau7.A"/>
        <table:table-column table:style-name="Tableau7.B"/>
        <table:table-row>
          <table:table-cell table:style-name="Tableau7.A1" office:value-type="string">
            <text:p text:style-name="P13">é</text:p>
          </table:table-cell>
          <table:table-cell table:style-name="Tableau7.B1" office:value-type="string">
            <text:p text:style-name="P13">y</text:p>
          </table:table-cell>
        </table:table-row>
        <table:table-row>
          <table:table-cell table:style-name="Tableau7.A2" office:value-type="string">
            <text:p text:style-name="P13">è</text:p>
          </table:table-cell>
          <table:table-cell table:style-name="Tableau7.B2" office:value-type="string">
            <text:p text:style-name="P13">y</text:p>
          </table:table-cell>
        </table:table-row>
        <table:table-row>
          <table:table-cell table:style-name="Tableau7.A2" office:value-type="string">
            <text:p text:style-name="P13">ê</text:p>
          </table:table-cell>
          <table:table-cell table:style-name="Tableau7.B2" office:value-type="string">
            <text:p text:style-name="P13">y</text:p>
          </table:table-cell>
        </table:table-row>
        <table:table-row>
          <table:table-cell table:style-name="Tableau7.A2" office:value-type="string">
            <text:p text:style-name="P13">ai</text:p>
          </table:table-cell>
          <table:table-cell table:style-name="Tableau7.B2" office:value-type="string">
            <text:p text:style-name="P13">y</text:p>
          </table:table-cell>
        </table:table-row>
        <table:table-row>
          <table:table-cell table:style-name="Tableau7.A2" office:value-type="string">
            <text:p text:style-name="P13">ei</text:p>
          </table:table-cell>
          <table:table-cell table:style-name="Tableau7.B2" office:value-type="string">
            <text:p text:style-name="P13">y</text:p>
          </table:table-cell>
        </table:table-row>
        <table:table-row>
          <table:table-cell table:style-name="Tableau7.A2" office:value-type="string">
            <text:p text:style-name="P13">er</text:p>
          </table:table-cell>
          <table:table-cell table:style-name="Tableau7.B2" office:value-type="string">
            <text:p text:style-name="P13">yr</text:p>
          </table:table-cell>
        </table:table-row>
        <table:table-row>
          <table:table-cell table:style-name="Tableau7.A2" office:value-type="string">
            <text:p text:style-name="P13">ess</text:p>
          </table:table-cell>
          <table:table-cell table:style-name="Tableau7.B2" office:value-type="string">
            <text:p text:style-name="P13">yss</text:p>
          </table:table-cell>
        </table:table-row>
        <table:table-row>
          <table:table-cell table:style-name="Tableau7.A2" office:value-type="string">
            <text:p text:style-name="P13">et</text:p>
          </table:table-cell>
          <table:table-cell table:style-name="Tableau7.B2" office:value-type="string">
            <text:p text:style-name="P13">yt</text:p>
          </table:table-cell>
        </table:table-row>
      </table:table>
      <text:p text:style-name="P9"><text:span text:style-name="T2">8</text:span> remplacer les groupes de 2 lettres suivantes (son ‘an’ et ‘in’), sauf s’il sont suivi par une lettre a, e, i o, u ou un son 1 à 4 :</text:p>
      <text:p text:style-name="P9"/>
      <table:table table:name="Tableau8" table:style-name="Tableau8">
        <table:table-column table:style-name="Tableau8.A"/>
        <table:table-column table:style-name="Tableau8.B"/>
        <table:table-row>
          <table:table-cell table:style-name="Tableau8.A1" office:value-type="string">
            <text:p text:style-name="P13">an</text:p>
          </table:table-cell>
          <table:table-cell table:style-name="Tableau8.B1" office:value-type="string">
            <text:p text:style-name="P13">1</text:p>
          </table:table-cell>
        </table:table-row>
        <table:table-row>
          <table:table-cell table:style-name="Tableau8.A2" office:value-type="string">
            <text:p text:style-name="P13">am</text:p>
          </table:table-cell>
          <table:table-cell table:style-name="Tableau8.B2" office:value-type="string">
            <text:p text:style-name="P13">1</text:p>
          </table:table-cell>
        </table:table-row>
        <table:table-row>
          <table:table-cell table:style-name="Tableau8.A2" office:value-type="string">
            <text:p text:style-name="P13">en</text:p>
          </table:table-cell>
          <table:table-cell table:style-name="Tableau8.B2" office:value-type="string">
            <text:p text:style-name="P13">1</text:p>
          </table:table-cell>
        </table:table-row>
        <table:table-row>
          <table:table-cell table:style-name="Tableau8.A2" office:value-type="string">
            <text:p text:style-name="P13">em</text:p>
          </table:table-cell>
          <table:table-cell table:style-name="Tableau8.B2" office:value-type="string">
            <text:p text:style-name="P13">1</text:p>
          </table:table-cell>
        </table:table-row>
        <table:table-row>
          <table:table-cell table:style-name="Tableau8.A2" office:value-type="string">
            <text:p text:style-name="P13">in</text:p>
          </table:table-cell>
          <table:table-cell table:style-name="Tableau8.B2" office:value-type="string">
            <text:p text:style-name="P13">4</text:p>
          </table:table-cell>
        </table:table-row>
      </table:table>
      <text:p text:style-name="P9"><text:span text:style-name="T2">9</text:span> remplacer les s par des z s’ils sont suivi et précédés des lettres a, e, i, o,u ou d’un son 1 à 4<text:line-break/><text:span text:style-name="T2">10</text:span> 10 remplacer les groupes de 2 lettres suivants :</text:p>
      <text:p text:style-name="P9"/>
      <table:table table:name="Tableau9" table:style-name="Tableau9">
        <table:table-column table:style-name="Tableau9.A"/>
        <table:table-column table:style-name="Tableau9.B"/>
        <table:table-row>
          <table:table-cell table:style-name="Tableau9.A1" office:value-type="string">
            <text:p text:style-name="P13">oe</text:p>
          </table:table-cell>
          <table:table-cell table:style-name="Tableau9.B1" office:value-type="string">
            <text:p text:style-name="P13">e</text:p>
          </table:table-cell>
        </table:table-row>
        <table:table-row>
          <table:table-cell table:style-name="Tableau9.A2" office:value-type="string">
            <text:p text:style-name="P13">eu</text:p>
          </table:table-cell>
          <table:table-cell table:style-name="Tableau9.B2" office:value-type="string">
            <text:p text:style-name="P13">e</text:p>
          </table:table-cell>
        </table:table-row>
        <table:table-row>
          <table:table-cell table:style-name="Tableau9.A2" office:value-type="string">
            <text:p text:style-name="P13">au</text:p>
          </table:table-cell>
          <table:table-cell table:style-name="Tableau9.B2" office:value-type="string">
            <text:p text:style-name="P13">o</text:p>
          </table:table-cell>
        </table:table-row>
        <table:table-row>
          <table:table-cell table:style-name="Tableau9.A2" office:value-type="string">
            <text:p text:style-name="P13">oi</text:p>
          </table:table-cell>
          <table:table-cell table:style-name="Tableau9.B2" office:value-type="string">
            <text:p text:style-name="P13">2</text:p>
          </table:table-cell>
        </table:table-row>
        <table:table-row>
          <table:table-cell table:style-name="Tableau9.A2" office:value-type="string">
            <text:p text:style-name="P13">oy</text:p>
          </table:table-cell>
          <table:table-cell table:style-name="Tableau9.B2" office:value-type="string">
            <text:p text:style-name="P13">2</text:p>
          </table:table-cell>
        </table:table-row>
        <table:table-row>
          <table:table-cell table:style-name="Tableau9.A2" office:value-type="string">
            <text:p text:style-name="P13">ou</text:p>
          </table:table-cell>
          <table:table-cell table:style-name="Tableau9.B2" office:value-type="string">
            <text:p text:style-name="P13">3</text:p>
          </table:table-cell>
        </table:table-row>
      </table:table>
      <text:p text:style-name="P9"><text:span text:style-name="T2">11</text:span> remplacer les groupes de lettres suivants</text:p>
      <text:p text:style-name="P9"/>
      <table:table table:name="Tableau10" table:style-name="Tableau10">
        <table:table-column table:style-name="Tableau10.A"/>
        <table:table-column table:style-name="Tableau10.B"/>
        <table:table-row>
          <table:table-cell table:style-name="Tableau10.A1" office:value-type="string">
            <text:p text:style-name="P13">ch</text:p>
          </table:table-cell>
          <table:table-cell table:style-name="Tableau10.B1" office:value-type="string">
            <text:p text:style-name="P13">5</text:p>
          </table:table-cell>
        </table:table-row>
        <table:table-row>
          <table:table-cell table:style-name="Tableau10.A2" office:value-type="string">
            <text:p text:style-name="P13">sch</text:p>
          </table:table-cell>
          <table:table-cell table:style-name="Tableau10.B2" office:value-type="string">
            <text:p text:style-name="P13">5</text:p>
          </table:table-cell>
        </table:table-row>
        <table:table-row>
          <table:table-cell table:style-name="Tableau10.A2" office:value-type="string">
            <text:p text:style-name="P13">sh</text:p>
          </table:table-cell>
          <table:table-cell table:style-name="Tableau10.B2" office:value-type="string">
            <text:p text:style-name="P13">5</text:p>
          </table:table-cell>
        </table:table-row>
        <table:table-row>
          <table:table-cell table:style-name="Tableau10.A2" office:value-type="string">
            <text:p text:style-name="P13">ss</text:p>
          </table:table-cell>
          <table:table-cell table:style-name="Tableau10.B2" office:value-type="string">
            <text:p text:style-name="P13">s</text:p>
          </table:table-cell>
        </table:table-row>
        <table:table-row>
          <table:table-cell table:style-name="Tableau10.A2" office:value-type="string">
            <text:p text:style-name="P13">sc</text:p>
          </table:table-cell>
          <table:table-cell table:style-name="Tableau10.B2" office:value-type="string">
            <text:p text:style-name="P13">s</text:p>
          </table:table-cell>
        </table:table-row>
      </table:table>
      <text:p text:style-name="P9"><text:span text:style-name="T2">12</text:span> remplacer le c par un s s’il est suivi d’un e ou d’un i<text:line-break/><text:span text:style-name="T2">13</text:span> remplacer les lettres ou groupe de lettres suivants :</text:p>
      <text:p text:style-name="P9"/>
      <table:table table:name="Tableau11" table:style-name="Tableau11">
        <table:table-column table:style-name="Tableau11.A"/>
        <table:table-column table:style-name="Tableau11.B"/>
        <table:table-row>
          <table:table-cell table:style-name="Tableau11.A1" office:value-type="string">
            <text:p text:style-name="P13">c</text:p>
          </table:table-cell>
          <table:table-cell table:style-name="Tableau11.B1" office:value-type="string">
            <text:p text:style-name="P13">k</text:p>
          </table:table-cell>
        </table:table-row>
        <table:table-row>
          <table:table-cell table:style-name="Tableau11.A2" office:value-type="string">
            <text:p text:style-name="P13">q</text:p>
          </table:table-cell>
          <table:table-cell table:style-name="Tableau11.B2" office:value-type="string">
            <text:p text:style-name="P13">k</text:p>
          </table:table-cell>
        </table:table-row>
        <table:table-row>
          <table:table-cell table:style-name="Tableau11.A2" office:value-type="string">
            <text:p text:style-name="P13">qu</text:p>
          </table:table-cell>
          <table:table-cell table:style-name="Tableau11.B2" office:value-type="string">
            <text:p text:style-name="P13">k</text:p>
          </table:table-cell>
        </table:table-row>
        <table:table-row>
          <table:table-cell table:style-name="Tableau11.A2" office:value-type="string">
            <text:p text:style-name="P13">gu</text:p>
          </table:table-cell>
          <table:table-cell table:style-name="Tableau11.B2" office:value-type="string">
            <text:p text:style-name="P13">k</text:p>
          </table:table-cell>
        </table:table-row>
        <table:table-row>
          <table:table-cell table:style-name="Tableau11.A2" office:value-type="string">
            <text:p text:style-name="P13">ga</text:p>
          </table:table-cell>
          <table:table-cell table:style-name="Tableau11.B2" office:value-type="string">
            <text:p text:style-name="P13">ka</text:p>
          </table:table-cell>
        </table:table-row>
        <table:table-row>
          <table:table-cell table:style-name="Tableau11.A2" office:value-type="string">
            <text:p text:style-name="P13">go</text:p>
          </table:table-cell>
          <table:table-cell table:style-name="Tableau11.B2" office:value-type="string">
            <text:p text:style-name="P13">ko</text:p>
          </table:table-cell>
        </table:table-row>
        <table:table-row>
          <table:table-cell table:style-name="Tableau11.A2" office:value-type="string">
            <text:p text:style-name="P13">gy</text:p>
          </table:table-cell>
          <table:table-cell table:style-name="Tableau11.B2" office:value-type="string">
            <text:p text:style-name="P13">ky</text:p>
          </table:table-cell>
        </table:table-row>
      </table:table>
      <text:p text:style-name="P9"><text:span text:style-name="T2">14</text:span> remplacer les lettres suivante :</text:p>
      <text:p text:style-name="P9"/>
      <table:table table:name="Tableau12" table:style-name="Tableau12">
        <table:table-column table:style-name="Tableau12.A"/>
        <table:table-column table:style-name="Tableau12.B"/>
        <table:table-row>
          <table:table-cell table:style-name="Tableau12.A1" office:value-type="string">
            <text:p text:style-name="P13">a</text:p>
          </table:table-cell>
          <table:table-cell table:style-name="Tableau12.B1" office:value-type="string">
            <text:p text:style-name="P13">o</text:p>
          </table:table-cell>
        </table:table-row>
        <table:table-row>
          <table:table-cell table:style-name="Tableau12.A2" office:value-type="string">
            <text:p text:style-name="P13">d</text:p>
          </table:table-cell>
          <table:table-cell table:style-name="Tableau12.B2" office:value-type="string">
            <text:p text:style-name="P13">t</text:p>
          </table:table-cell>
        </table:table-row>
        <table:table-row>
          <table:table-cell table:style-name="Tableau12.A2" office:value-type="string">
            <text:p text:style-name="P13">p</text:p>
          </table:table-cell>
          <table:table-cell table:style-name="Tableau12.B2" office:value-type="string">
            <text:p text:style-name="P13">t</text:p>
          </table:table-cell>
        </table:table-row>
        <table:table-row>
          <table:table-cell table:style-name="Tableau12.A2" office:value-type="string">
            <text:p text:style-name="P13">j</text:p>
          </table:table-cell>
          <table:table-cell table:style-name="Tableau12.B2" office:value-type="string">
            <text:p text:style-name="P13">g</text:p>
          </table:table-cell>
        </table:table-row>
        <table:table-row>
          <table:table-cell table:style-name="Tableau12.A2" office:value-type="string">
            <text:p text:style-name="P13">b</text:p>
          </table:table-cell>
          <table:table-cell table:style-name="Tableau12.B2" office:value-type="string">
            <text:p text:style-name="P13">f</text:p>
          </table:table-cell>
        </table:table-row>
        <table:table-row>
          <table:table-cell table:style-name="Tableau12.A2" office:value-type="string">
            <text:p text:style-name="P13">v</text:p>
          </table:table-cell>
          <table:table-cell table:style-name="Tableau12.B2" office:value-type="string">
            <text:p text:style-name="P13">f</text:p>
          </table:table-cell>
        </table:table-row>
        <table:table-row>
          <table:table-cell table:style-name="Tableau12.A2" office:value-type="string">
            <text:p text:style-name="P13">m</text:p>
          </table:table-cell>
          <table:table-cell table:style-name="Tableau12.B2" office:value-type="string">
            <text:p text:style-name="P13">n</text:p>
          </table:table-cell>
        </table:table-row>
      </table:table>
      <text:p text:style-name="P9"><text:span text:style-name="T2">15</text:span> Supprimer les lettres dupliquées<text:line-break/><text:span text:style-name="T2">16</text:span> Supprimer les terminaisons suivantes : t, x<text:line-break/><text:span text:style-name="T2">17</text:span> Affecter à chaque lettres le code numérique correspondant en partant de la dernière lettre</text:p>
      <text:p text:style-name="P9"/>
      <table:table table:name="Tableau13" table:style-name="Tableau13">
        <table:table-column table:style-name="Tableau13.A"/>
        <table:table-column table:style-name="Tableau13.B"/>
        <table:table-row>
          <table:table-cell table:style-name="Tableau13.A1" office:value-type="string">
            <text:p text:style-name="P13">0</text:p>
          </table:table-cell>
          <table:table-cell table:style-name="Tableau13.B1" office:value-type="string">
            <text:p text:style-name="P13">1</text:p>
          </table:table-cell>
        </table:table-row>
        <table:table-row>
          <table:table-cell table:style-name="Tableau13.A2" office:value-type="string">
            <text:p text:style-name="P13">1</text:p>
          </table:table-cell>
          <table:table-cell table:style-name="Tableau13.B2" office:value-type="string">
            <text:p text:style-name="P13">2</text:p>
          </table:table-cell>
        </table:table-row>
        <table:table-row>
          <table:table-cell table:style-name="Tableau13.A2" office:value-type="string">
            <text:p text:style-name="P13">2</text:p>
          </table:table-cell>
          <table:table-cell table:style-name="Tableau13.B2" office:value-type="string">
            <text:p text:style-name="P13">3</text:p>
          </table:table-cell>
        </table:table-row>
        <table:table-row>
          <table:table-cell table:style-name="Tableau13.A2" office:value-type="string">
            <text:p text:style-name="P13">3</text:p>
          </table:table-cell>
          <table:table-cell table:style-name="Tableau13.B2" office:value-type="string">
            <text:p text:style-name="P13">4</text:p>
          </table:table-cell>
        </table:table-row>
        <table:table-row>
          <table:table-cell table:style-name="Tableau13.A2" office:value-type="string">
            <text:p text:style-name="P13">4</text:p>
          </table:table-cell>
          <table:table-cell table:style-name="Tableau13.B2" office:value-type="string">
            <text:p text:style-name="P13">5</text:p>
          </table:table-cell>
        </table:table-row>
        <table:table-row>
          <table:table-cell table:style-name="Tableau13.A2" office:value-type="string">
            <text:p text:style-name="P13">5</text:p>
          </table:table-cell>
          <table:table-cell table:style-name="Tableau13.B2" office:value-type="string">
            <text:p text:style-name="P13">e</text:p>
          </table:table-cell>
        </table:table-row>
        <table:table-row>
          <table:table-cell table:style-name="Tableau13.A2" office:value-type="string">
            <text:p text:style-name="P13">6</text:p>
          </table:table-cell>
          <table:table-cell table:style-name="Tableau13.B2" office:value-type="string">
            <text:p text:style-name="P13">f</text:p>
          </table:table-cell>
        </table:table-row>
        <table:table-row>
          <table:table-cell table:style-name="Tableau13.A2" office:value-type="string">
            <text:p text:style-name="P13">7</text:p>
          </table:table-cell>
          <table:table-cell table:style-name="Tableau13.B2" office:value-type="string">
            <text:p text:style-name="P13">g</text:p>
          </table:table-cell>
        </table:table-row>
        <table:table-row>
          <table:table-cell table:style-name="Tableau13.A2" office:value-type="string">
            <text:p text:style-name="P13">8</text:p>
          </table:table-cell>
          <table:table-cell table:style-name="Tableau13.B2" office:value-type="string">
            <text:p text:style-name="P13">h</text:p>
          </table:table-cell>
        </table:table-row>
        <table:table-row>
          <table:table-cell table:style-name="Tableau13.A2" office:value-type="string">
            <text:p text:style-name="P13">9</text:p>
          </table:table-cell>
          <table:table-cell table:style-name="Tableau13.B2" office:value-type="string">
            <text:p text:style-name="P13">i</text:p>
          </table:table-cell>
        </table:table-row>
        <table:table-row>
          <table:table-cell table:style-name="Tableau13.A2" office:value-type="string">
            <text:p text:style-name="P13">10</text:p>
          </table:table-cell>
          <table:table-cell table:style-name="Tableau13.B2" office:value-type="string">
            <text:p text:style-name="P13">k</text:p>
          </table:table-cell>
        </table:table-row>
        <table:table-row>
          <table:table-cell table:style-name="Tableau13.A2" office:value-type="string">
            <text:p text:style-name="P13">11</text:p>
          </table:table-cell>
          <table:table-cell table:style-name="Tableau13.B2" office:value-type="string">
            <text:p text:style-name="P13">l</text:p>
          </table:table-cell>
        </table:table-row>
        <table:table-row>
          <table:table-cell table:style-name="Tableau13.A2" office:value-type="string">
            <text:p text:style-name="P13">12</text:p>
          </table:table-cell>
          <table:table-cell table:style-name="Tableau13.B2" office:value-type="string">
            <text:p text:style-name="P13">n</text:p>
          </table:table-cell>
        </table:table-row>
        <table:table-row>
          <table:table-cell table:style-name="Tableau13.A2" office:value-type="string">
            <text:p text:style-name="P13">13</text:p>
          </table:table-cell>
          <table:table-cell table:style-name="Tableau13.B2" office:value-type="string">
            <text:p text:style-name="P13">o</text:p>
          </table:table-cell>
        </table:table-row>
        <table:table-row>
          <table:table-cell table:style-name="Tableau13.A2" office:value-type="string">
            <text:p text:style-name="P13">14</text:p>
          </table:table-cell>
          <table:table-cell table:style-name="Tableau13.B2" office:value-type="string">
            <text:p text:style-name="P13">r</text:p>
          </table:table-cell>
        </table:table-row>
        <table:table-row>
          <table:table-cell table:style-name="Tableau13.A2" office:value-type="string">
            <text:p text:style-name="P13">15</text:p>
          </table:table-cell>
          <table:table-cell table:style-name="Tableau13.B2" office:value-type="string">
            <text:p text:style-name="P13">s</text:p>
          </table:table-cell>
        </table:table-row>
        <table:table-row>
          <table:table-cell table:style-name="Tableau13.A2" office:value-type="string">
            <text:p text:style-name="P13">16</text:p>
          </table:table-cell>
          <table:table-cell table:style-name="Tableau13.B2" office:value-type="string">
            <text:p text:style-name="P13">t</text:p>
          </table:table-cell>
        </table:table-row>
        <table:table-row>
          <table:table-cell table:style-name="Tableau13.A2" office:value-type="string">
            <text:p text:style-name="P13">17</text:p>
          </table:table-cell>
          <table:table-cell table:style-name="Tableau13.B2" office:value-type="string">
            <text:p text:style-name="P13">u</text:p>
          </table:table-cell>
        </table:table-row>
        <table:table-row>
          <table:table-cell table:style-name="Tableau13.A2" office:value-type="string">
            <text:p text:style-name="P13">18</text:p>
          </table:table-cell>
          <table:table-cell table:style-name="Tableau13.B2" office:value-type="string">
            <text:p text:style-name="P13">w</text:p>
          </table:table-cell>
        </table:table-row>
        <table:table-row>
          <table:table-cell table:style-name="Tableau13.A2" office:value-type="string">
            <text:p text:style-name="P13">19</text:p>
          </table:table-cell>
          <table:table-cell table:style-name="Tableau13.B2" office:value-type="string">
            <text:p text:style-name="P13">x</text:p>
          </table:table-cell>
        </table:table-row>
        <table:table-row>
          <table:table-cell table:style-name="Tableau13.A2" office:value-type="string">
            <text:p text:style-name="P13">20</text:p>
          </table:table-cell>
          <table:table-cell table:style-name="Tableau13.B2" office:value-type="string">
            <text:p text:style-name="P13">y</text:p>
          </table:table-cell>
        </table:table-row>
        <table:table-row>
          <table:table-cell table:style-name="Tableau13.A2" office:value-type="string">
            <text:p text:style-name="P13">21</text:p>
          </table:table-cell>
          <table:table-cell table:style-name="Tableau13.B2" office:value-type="string">
            <text:p text:style-name="P13">z</text:p>
          </table:table-cell>
        </table:table-row>
      </table:table>
      <text:p text:style-name="P9"><text:span text:style-name="T2">18</text:span> Convertissez les codes numériques ainsi obtenu en un nombre de base 22 exprimé en virgule flottante.</text:p>
      <text:p text:style-name="P9"/>
      <text:p text:style-name="P9">Exemple : nom « PHYLAURHEIMSMET »</text:p>
      <text:p text:style-name="P9"/>
      <table:table table:name="Tableau14" table:style-name="Tableau14">
        <table:table-column table:style-name="Tableau14.A"/>
        <table:table-column table:style-name="Tableau14.B"/>
        <table:table-row>
          <table:table-cell table:style-name="Tableau14.A1" office:value-type="string">
            <text:p text:style-name="P13">1</text:p>
          </table:table-cell>
          <table:table-cell table:style-name="Tableau14.B1" office:value-type="string">
            <text:p text:style-name="P13">PHILAURHEIMSMET</text:p>
          </table:table-cell>
        </table:table-row>
        <table:table-row>
          <table:table-cell table:style-name="Tableau14.A2" office:value-type="string">
            <text:p text:style-name="P13">2</text:p>
          </table:table-cell>
          <table:table-cell table:style-name="Tableau14.B2" office:value-type="string">
            <text:p text:style-name="P13">PHILAUREIMSMET</text:p>
          </table:table-cell>
        </table:table-row>
        <table:table-row>
          <table:table-cell table:style-name="Tableau14.A2" office:value-type="string">
            <text:p text:style-name="P13">3</text:p>
          </table:table-cell>
          <table:table-cell table:style-name="Tableau14.B2" office:value-type="string">
            <text:p text:style-name="P13">FILAUREIMSMET</text:p>
          </table:table-cell>
        </table:table-row>
        <table:table-row>
          <table:table-cell table:style-name="Tableau14.A2" office:value-type="string">
            <text:p text:style-name="P13">4</text:p>
          </table:table-cell>
          <table:table-cell table:style-name="Tableau14.B2" office:value-type="string">
            <text:p text:style-name="P13">FILAUREIMSMET</text:p>
          </table:table-cell>
        </table:table-row>
        <table:table-row>
          <table:table-cell table:style-name="Tableau14.A2" office:value-type="string">
            <text:p text:style-name="P13">5</text:p>
          </table:table-cell>
          <table:table-cell table:style-name="Tableau14.B2" office:value-type="string">
            <text:p text:style-name="P13">FILAUREIMSMET</text:p>
          </table:table-cell>
        </table:table-row>
        <table:table-row>
          <table:table-cell table:style-name="Tableau14.A2" office:value-type="string">
            <text:p text:style-name="P13">6</text:p>
          </table:table-cell>
          <table:table-cell table:style-name="Tableau14.B2" office:value-type="string">
            <text:p text:style-name="P13">FILAUR4SMET</text:p>
          </table:table-cell>
        </table:table-row>
        <table:table-row>
          <table:table-cell table:style-name="Tableau14.A2" office:value-type="string">
            <text:p text:style-name="P13">7</text:p>
          </table:table-cell>
          <table:table-cell table:style-name="Tableau14.B2" office:value-type="string">
            <text:p text:style-name="P13">FILAUR4SMY</text:p>
          </table:table-cell>
        </table:table-row>
        <table:table-row>
          <table:table-cell table:style-name="Tableau14.A2" office:value-type="string">
            <text:p text:style-name="P13">8</text:p>
          </table:table-cell>
          <table:table-cell table:style-name="Tableau14.B2" office:value-type="string">
            <text:p text:style-name="P13">FILAUR4SMY</text:p>
          </table:table-cell>
        </table:table-row>
        <table:table-row>
          <table:table-cell table:style-name="Tableau14.A2" office:value-type="string">
            <text:p text:style-name="P13">9</text:p>
          </table:table-cell>
          <table:table-cell table:style-name="Tableau14.B2" office:value-type="string">
            <text:p text:style-name="P13">FILAUR4SMY</text:p>
          </table:table-cell>
        </table:table-row>
        <table:table-row>
          <table:table-cell table:style-name="Tableau14.A2" office:value-type="string">
            <text:p text:style-name="P13">10</text:p>
          </table:table-cell>
          <table:table-cell table:style-name="Tableau14.B2" office:value-type="string">
            <text:p text:style-name="P13">FILOR4SMY</text:p>
          </table:table-cell>
        </table:table-row>
        <table:table-row>
          <table:table-cell table:style-name="Tableau14.A2" office:value-type="string">
            <text:p text:style-name="P13">11</text:p>
          </table:table-cell>
          <table:table-cell table:style-name="Tableau14.B2" office:value-type="string">
            <text:p text:style-name="P13">FILOR4SMY</text:p>
          </table:table-cell>
        </table:table-row>
        <table:table-row>
          <table:table-cell table:style-name="Tableau14.A2" office:value-type="string">
            <text:p text:style-name="P13">12</text:p>
          </table:table-cell>
          <table:table-cell table:style-name="Tableau14.B2" office:value-type="string">
            <text:p text:style-name="P13">FILOR4SMY</text:p>
          </table:table-cell>
        </table:table-row>
        <table:table-row>
          <table:table-cell table:style-name="Tableau14.A2" office:value-type="string">
            <text:p text:style-name="P13">13</text:p>
          </table:table-cell>
          <table:table-cell table:style-name="Tableau14.B2" office:value-type="string">
            <text:p text:style-name="P13">FILOR4SMY</text:p>
          </table:table-cell>
        </table:table-row>
        <table:table-row>
          <table:table-cell table:style-name="Tableau14.A2" office:value-type="string">
            <text:p text:style-name="P13">14</text:p>
          </table:table-cell>
          <table:table-cell table:style-name="Tableau14.B2" office:value-type="string">
            <text:p text:style-name="P13">FILOR4SNY</text:p>
          </table:table-cell>
        </table:table-row>
        <table:table-row>
          <table:table-cell table:style-name="Tableau14.A2" office:value-type="string">
            <text:p text:style-name="P13">15</text:p>
          </table:table-cell>
          <table:table-cell table:style-name="Tableau14.B2" office:value-type="string">
            <text:p text:style-name="P13">FILOR4SNY</text:p>
          </table:table-cell>
        </table:table-row>
        <table:table-row>
          <table:table-cell table:style-name="Tableau14.A2" office:value-type="string">
            <text:p text:style-name="P13">16</text:p>
          </table:table-cell>
          <table:table-cell table:style-name="Tableau14.B2" office:value-type="string">
            <text:p text:style-name="P13">FILOR4SNY</text:p>
          </table:table-cell>
        </table:table-row>
        <table:table-row>
          <table:table-cell table:style-name="Tableau14.A2" office:value-type="string">
            <text:p text:style-name="P13">17</text:p>
          </table:table-cell>
          <table:table-cell table:style-name="Tableau14.B2" office:value-type="string">
            <text:p text:style-name="P13">FILOR4SNY</text:p>
          </table:table-cell>
        </table:table-row>
        <table:table-row>
          <table:table-cell table:style-name="Tableau14.A2" office:value-type="string">
            <text:p text:style-name="P13">18</text:p>
          </table:table-cell>
          <table:table-cell table:style-name="Tableau14.B2" office:value-type="string">
            <text:p text:style-name="P13">6, 9, 11, 13, 14, 5, 15, 12, 20</text:p>
          </table:table-cell>
        </table:table-row>
        <table:table-row>
          <table:table-cell table:style-name="Tableau14.A2" office:value-type="string">
            <text:p text:style-name="P13">19</text:p>
          </table:table-cell>
          <table:table-cell table:style-name="Tableau14.B2" office:value-type="string">
            <text:p text:style-name="P13">6*22^(-1) + 9*22^(-2) + 11*22(-3) + 13*22(-4) + 14*22(-5) + 5*22(-6) + 5*22(-7) + 12*22(-8) + 20*22(-9)</text:p>
          </table:table-cell>
        </table:table-row>
        <table:table-row>
          <table:table-cell table:style-name="Tableau14.A2" office:value-type="string">
            <text:p text:style-name="P13">20</text:p>
          </table:table-cell>
          <table:table-cell table:style-name="Tableau14.B2" office:value-type="string">
            <text:p text:style-name="P13">0,179864540784299185</text:p>
          </table:table-cell>
        </table:table-row>
      </table:table>
      <text:p text:style-name="P7"/>
      <text:h text:style-name="P8" text:outline-level="1">5. Tests</text:h>
      <text:p text:style-name="P9">Pour réaliser nos tests, nous avons utilisé une base de données comportant 32 137 noms de personnes.<text:line-break/>Les temps de calcul avec un Pentium 300 Mhz équipé de 64 Mo de RAM, ont été les suivants :</text:p>
      <text:list text:style-name="L7">
        <text:list-item>
          <text:p text:style-name="P24"><text:s text:c="3"/>Soundex <text:s text:c="5"/>7 secondes</text:p>
        </text:list-item>
        <text:list-item>
          <text:p text:style-name="P24"><text:s text:c="3"/>Soundex2 <text:s text:c="3"/>11 secondes</text:p>
        </text:list-item>
        <text:list-item>
          <text:p text:style-name="P25"><text:s text:c="3"/>Phonex <text:s text:c="5"/>14 secondes</text:p>
        </text:list-item>
      </text:list>
      <text:p text:style-name="P26">Parmi les noms plus fréquemment rencontrés, nous avons retenu pour les tests, les noms suivants :</text:p>
      <table:table table:name="Tableau15" table:style-name="Tableau15">
        <table:table-column table:style-name="Tableau15.A"/>
        <table:table-column table:style-name="Tableau15.B"/>
        <table:table-column table:style-name="Tableau15.C"/>
        <table:table-column table:style-name="Tableau15.D"/>
        <table:table-column table:style-name="Tableau15.B"/>
        <table:table-column table:style-name="Tableau15.C"/>
        <table:table-column table:style-name="Tableau15.G"/>
        <table:table-column table:style-name="Tableau15.H"/>
        <table:table-row>
          <table:table-cell table:style-name="Tableau15.A1" office:value-type="string">
            <text:p text:style-name="P12">Nom</text:p>
          </table:table-cell>
          <table:table-cell table:style-name="Tableau15.A1" office:value-type="string">
            <text:p text:style-name="P12">Soundex</text:p>
          </table:table-cell>
          <table:table-cell table:style-name="Tableau15.A1" office:value-type="string">
            <text:p text:style-name="P12">Soundex2</text:p>
          </table:table-cell>
          <table:table-cell table:style-name="Tableau15.A1" office:value-type="string">
            <text:p text:style-name="P12">Phonex</text:p>
          </table:table-cell>
          <table:table-cell table:style-name="Tableau15.A1" office:value-type="string">
            <text:p text:style-name="P12">Soundex</text:p>
          </table:table-cell>
          <table:table-cell table:style-name="Tableau15.A1" office:value-type="string">
            <text:p text:style-name="P12">Soundex2</text:p>
          </table:table-cell>
          <table:table-cell table:style-name="Tableau15.A1" office:value-type="string">
            <text:p text:style-name="P12">Phonex</text:p>
          </table:table-cell>
          <table:table-cell table:style-name="Tableau15.H1" office:value-type="string">
            <text:p text:style-name="P12">Comme *</text:p>
          </table:table-cell>
        </table:table-row>
        <table:table-row>
          <table:table-cell table:style-name="Tableau15.A2" office:value-type="string">
            <text:p text:style-name="P13">MARTIN</text:p>
          </table:table-cell>
          <table:table-cell table:style-name="Tableau15.A2" office:value-type="string">
            <text:p text:style-name="P13">M635</text:p>
          </table:table-cell>
          <table:table-cell table:style-name="Tableau15.A2" office:value-type="string">
            <text:p text:style-name="P13">MRTN</text:p>
          </table:table-cell>
          <table:table-cell table:style-name="Tableau15.A2" office:value-type="string">
            <text:p text:style-name="P13">9 215 667 719 874,02</text:p>
          </table:table-cell>
          <table:table-cell table:style-name="Tableau15.A2" office:value-type="string">
            <text:p text:style-name="P13">33</text:p>
          </table:table-cell>
          <table:table-cell table:style-name="Tableau15.A2" office:value-type="string">
            <text:p text:style-name="P13">31</text:p>
          </table:table-cell>
          <table:table-cell table:style-name="Tableau15.A2" office:value-type="string">
            <text:p text:style-name="P13">2</text:p>
          </table:table-cell>
          <table:table-cell table:style-name="Tableau15.H2" office:value-type="string">
            <text:p text:style-name="P13">110</text:p>
          </table:table-cell>
        </table:table-row>
        <table:table-row>
          <table:table-cell table:style-name="Tableau15.A2" office:value-type="string">
            <text:p text:style-name="P13">BERNARD</text:p>
          </table:table-cell>
          <table:table-cell table:style-name="Tableau15.A2" office:value-type="string">
            <text:p text:style-name="P13">B656</text:p>
          </table:table-cell>
          <table:table-cell table:style-name="Tableau15.A2" office:value-type="string">
            <text:p text:style-name="P13">BRNR</text:p>
          </table:table-cell>
          <table:table-cell table:style-name="Tableau15.A2" office:value-type="string">
            <text:p text:style-name="P13">3 920 163 630 012,01</text:p>
          </table:table-cell>
          <table:table-cell table:style-name="Tableau15.A2" office:value-type="string">
            <text:p text:style-name="P13">19</text:p>
          </table:table-cell>
          <table:table-cell table:style-name="Tableau15.A2" office:value-type="string">
            <text:p text:style-name="P13">18</text:p>
          </table:table-cell>
          <table:table-cell table:style-name="Tableau15.A2" office:value-type="string">
            <text:p text:style-name="P13">2</text:p>
          </table:table-cell>
          <table:table-cell table:style-name="Tableau15.H2" office:value-type="string">
            <text:p text:style-name="P13">92</text:p>
          </table:table-cell>
        </table:table-row>
        <table:table-row>
          <table:table-cell table:style-name="Tableau15.A2" office:value-type="string">
            <text:p text:style-name="P13">FAURE</text:p>
          </table:table-cell>
          <table:table-cell table:style-name="Tableau15.A2" office:value-type="string">
            <text:p text:style-name="P13">F600</text:p>
          </table:table-cell>
          <table:table-cell table:style-name="Tableau15.A2" office:value-type="string">
            <text:p text:style-name="P13">FR</text:p>
          </table:table-cell>
          <table:table-cell table:style-name="Tableau15.A2" office:value-type="string">
            <text:p text:style-name="P13">5 242 968 742 851,01</text:p>
          </table:table-cell>
          <table:table-cell table:style-name="Tableau15.A2" office:value-type="string">
            <text:p text:style-name="P13">13</text:p>
          </table:table-cell>
          <table:table-cell table:style-name="Tableau15.A2" office:value-type="string">
            <text:p text:style-name="P13">51</text:p>
          </table:table-cell>
          <table:table-cell table:style-name="Tableau15.A2" office:value-type="string">
            <text:p text:style-name="P13">8</text:p>
          </table:table-cell>
          <table:table-cell table:style-name="Tableau15.H2" office:value-type="string">
            <text:p text:style-name="P13">80</text:p>
          </table:table-cell>
        </table:table-row>
        <table:table-row>
          <table:table-cell table:style-name="Tableau15.A2" office:value-type="string">
            <text:p text:style-name="P13">PEREZ</text:p>
          </table:table-cell>
          <table:table-cell table:style-name="Tableau15.A2" office:value-type="string">
            <text:p text:style-name="P13">P620</text:p>
          </table:table-cell>
          <table:table-cell table:style-name="Tableau15.A2" office:value-type="string">
            <text:p text:style-name="P13">PRZ</text:p>
          </table:table-cell>
          <table:table-cell table:style-name="Tableau15.A2" office:value-type="string">
            <text:p text:style-name="P13">1,2657878733906e+13</text:p>
          </table:table-cell>
          <table:table-cell table:style-name="Tableau15.A2" office:value-type="string">
            <text:p text:style-name="P13">24</text:p>
          </table:table-cell>
          <table:table-cell table:style-name="Tableau15.A2" office:value-type="string">
            <text:p text:style-name="P13">12</text:p>
          </table:table-cell>
          <table:table-cell table:style-name="Tableau15.A2" office:value-type="string">
            <text:p text:style-name="P13">7</text:p>
          </table:table-cell>
          <table:table-cell table:style-name="Tableau15.H2" office:value-type="string">
            <text:p text:style-name="P13">40</text:p>
          </table:table-cell>
        </table:table-row>
        <table:table-row>
          <table:table-cell table:style-name="Tableau15.A2" office:value-type="string">
            <text:p text:style-name="P13">GROS</text:p>
          </table:table-cell>
          <table:table-cell table:style-name="Tableau15.A2" office:value-type="string">
            <text:p text:style-name="P13">G620</text:p>
          </table:table-cell>
          <table:table-cell table:style-name="Tableau15.A2" office:value-type="string">
            <text:p text:style-name="P13">GR</text:p>
          </table:table-cell>
          <table:table-cell table:style-name="Tableau15.A2" office:value-type="string">
            <text:p text:style-name="P13">6 073 270 560 252,01</text:p>
          </table:table-cell>
          <table:table-cell table:style-name="Tableau15.A2" office:value-type="string">
            <text:p text:style-name="P13">25</text:p>
          </table:table-cell>
          <table:table-cell table:style-name="Tableau15.A2" office:value-type="string">
            <text:p text:style-name="P13">26</text:p>
          </table:table-cell>
          <table:table-cell table:style-name="Tableau15.A2" office:value-type="string">
            <text:p text:style-name="P13">6</text:p>
          </table:table-cell>
          <table:table-cell table:style-name="Tableau15.H2" office:value-type="string">
            <text:p text:style-name="P13">33</text:p>
          </table:table-cell>
        </table:table-row>
        <table:table-row>
          <table:table-cell table:style-name="Tableau15.A2" office:value-type="string">
            <text:p text:style-name="P13">CHAPUIS</text:p>
          </table:table-cell>
          <table:table-cell table:style-name="Tableau15.A2" office:value-type="string">
            <text:p text:style-name="P13">C120</text:p>
          </table:table-cell>
          <table:table-cell table:style-name="Tableau15.A2" office:value-type="string">
            <text:p text:style-name="P13">CHP</text:p>
          </table:table-cell>
          <table:table-cell table:style-name="Tableau15.A2" office:value-type="string">
            <text:p text:style-name="P13">2 070 855 664 353,00</text:p>
          </table:table-cell>
          <table:table-cell table:style-name="Tableau15.A2" office:value-type="string">
            <text:p text:style-name="P13">15</text:p>
          </table:table-cell>
          <table:table-cell table:style-name="Tableau15.A2" office:value-type="string">
            <text:p text:style-name="P13">8</text:p>
          </table:table-cell>
          <table:table-cell table:style-name="Tableau15.A2" office:value-type="string">
            <text:p text:style-name="P13">3</text:p>
          </table:table-cell>
          <table:table-cell table:style-name="Tableau15.H2" office:value-type="string">
            <text:p text:style-name="P13">11</text:p>
          </table:table-cell>
        </table:table-row>
        <table:table-row>
          <table:table-cell table:style-name="Tableau15.A2" office:value-type="string">
            <text:p text:style-name="P13">BOYER</text:p>
          </table:table-cell>
          <table:table-cell table:style-name="Tableau15.A2" office:value-type="string">
            <text:p text:style-name="P13">B600</text:p>
          </table:table-cell>
          <table:table-cell table:style-name="Tableau15.A2" office:value-type="string">
            <text:p text:style-name="P13">BYR</text:p>
          </table:table-cell>
          <table:table-cell table:style-name="Tableau15.A2" office:value-type="string">
            <text:p text:style-name="P13">3 250 278 687 537,01</text:p>
          </table:table-cell>
          <table:table-cell table:style-name="Tableau15.A2" office:value-type="string">
            <text:p text:style-name="P13">26</text:p>
          </table:table-cell>
          <table:table-cell table:style-name="Tableau15.A2" office:value-type="string">
            <text:p text:style-name="P13">3</text:p>
          </table:table-cell>
          <table:table-cell table:style-name="Tableau15.A2" office:value-type="string">
            <text:p text:style-name="P13">1</text:p>
          </table:table-cell>
          <table:table-cell table:style-name="Tableau15.H2" office:value-type="string">
            <text:p text:style-name="P13">97</text:p>
          </table:table-cell>
        </table:table-row>
        <table:table-row>
          <table:table-cell table:style-name="Tableau15.A2" office:value-type="string">
            <text:p text:style-name="P13">GAUTHIER</text:p>
          </table:table-cell>
          <table:table-cell table:style-name="Tableau15.A2" office:value-type="string">
            <text:p text:style-name="P13">G360</text:p>
          </table:table-cell>
          <table:table-cell table:style-name="Tableau15.A2" office:value-type="string">
            <text:p text:style-name="P13">KTR</text:p>
          </table:table-cell>
          <table:table-cell table:style-name="Tableau15.A2" office:value-type="string">
            <text:p text:style-name="P13">7 630 177 314 816,02</text:p>
          </table:table-cell>
          <table:table-cell table:style-name="Tableau15.A2" office:value-type="string">
            <text:p text:style-name="P13">10</text:p>
          </table:table-cell>
          <table:table-cell table:style-name="Tableau15.A2" office:value-type="string">
            <text:p text:style-name="P13">12</text:p>
          </table:table-cell>
          <table:table-cell table:style-name="Tableau15.A2" office:value-type="string">
            <text:p text:style-name="P13">10</text:p>
          </table:table-cell>
          <table:table-cell table:style-name="Tableau15.H2" office:value-type="string">
            <text:p text:style-name="P13">30</text:p>
          </table:table-cell>
        </table:table-row>
        <table:table-row>
          <table:table-cell table:style-name="Tableau15.A2" office:value-type="string">
            <text:p text:style-name="P13">REY</text:p>
          </table:table-cell>
          <table:table-cell table:style-name="Tableau15.A2" office:value-type="string">
            <text:p text:style-name="P13">R000</text:p>
          </table:table-cell>
          <table:table-cell table:style-name="Tableau15.A2" office:value-type="string">
            <text:p text:style-name="P13">RY</text:p>
          </table:table-cell>
          <table:table-cell table:style-name="Tableau15.A2" office:value-type="string">
            <text:p text:style-name="P13">1,1044274933412e+13</text:p>
          </table:table-cell>
          <table:table-cell table:style-name="Tableau15.A2" office:value-type="string">
            <text:p text:style-name="P13">15</text:p>
          </table:table-cell>
          <table:table-cell table:style-name="Tableau15.A2" office:value-type="string">
            <text:p text:style-name="P13">11</text:p>
          </table:table-cell>
          <table:table-cell table:style-name="Tableau15.A2" office:value-type="string">
            <text:p text:style-name="P13">5</text:p>
          </table:table-cell>
          <table:table-cell table:style-name="Tableau15.H2" office:value-type="string">
            <text:p text:style-name="P13">31</text:p>
          </table:table-cell>
        </table:table-row>
        <table:table-row>
          <table:table-cell table:style-name="Tableau15.A2" office:value-type="string">
            <text:p text:style-name="P13">BARTHELEMY</text:p>
          </table:table-cell>
          <table:table-cell table:style-name="Tableau15.A2" office:value-type="string">
            <text:p text:style-name="P13">B634</text:p>
          </table:table-cell>
          <table:table-cell table:style-name="Tableau15.A2" office:value-type="string">
            <text:p text:style-name="P13">BRTL</text:p>
          </table:table-cell>
          <table:table-cell table:style-name="Tableau15.A2" office:value-type="string">
            <text:p text:style-name="P13">3 655 717 558 143,01</text:p>
          </table:table-cell>
          <table:table-cell table:style-name="Tableau15.A2" office:value-type="string">
            <text:p text:style-name="P13">35</text:p>
          </table:table-cell>
          <table:table-cell table:style-name="Tableau15.A2" office:value-type="string">
            <text:p text:style-name="P13">23</text:p>
          </table:table-cell>
          <table:table-cell table:style-name="Tableau15.A2" office:value-type="string">
            <text:p text:style-name="P13">2</text:p>
          </table:table-cell>
          <table:table-cell table:style-name="Tableau15.H2" office:value-type="string">
            <text:p text:style-name="P13">4</text:p>
          </table:table-cell>
        </table:table-row>
        <table:table-row>
          <table:table-cell table:style-name="Tableau15.A2" office:value-type="string">
            <text:p text:style-name="P13">HENRY</text:p>
          </table:table-cell>
          <table:table-cell table:style-name="Tableau15.A2" office:value-type="string">
            <text:p text:style-name="P13">E560</text:p>
          </table:table-cell>
          <table:table-cell table:style-name="Tableau15.A2" office:value-type="string">
            <text:p text:style-name="P13">ANR</text:p>
          </table:table-cell>
          <table:table-cell table:style-name="Tableau15.A2" office:value-type="string">
            <text:p text:style-name="P13">506 105 880 021,001</text:p>
          </table:table-cell>
          <table:table-cell table:style-name="Tableau15.A2" office:value-type="string">
            <text:p text:style-name="P13">6</text:p>
          </table:table-cell>
          <table:table-cell table:style-name="Tableau15.A2" office:value-type="string">
            <text:p text:style-name="P13">7</text:p>
          </table:table-cell>
          <table:table-cell table:style-name="Tableau15.A2" office:value-type="string">
            <text:p text:style-name="P13">2</text:p>
          </table:table-cell>
          <table:table-cell table:style-name="Tableau15.H2" office:value-type="string">
            <text:p text:style-name="P13">21</text:p>
          </table:table-cell>
        </table:table-row>
        <table:table-row>
          <table:table-cell table:style-name="Tableau15.A2" office:value-type="string">
            <text:p text:style-name="P13">MOULIN</text:p>
          </table:table-cell>
          <table:table-cell table:style-name="Tableau15.A2" office:value-type="string">
            <text:p text:style-name="P13">M450</text:p>
          </table:table-cell>
          <table:table-cell table:style-name="Tableau15.A2" office:value-type="string">
            <text:p text:style-name="P13">MLN</text:p>
          </table:table-cell>
          <table:table-cell table:style-name="Tableau15.A2" office:value-type="string">
            <text:p text:style-name="P13">9 209 223 008 496,02</text:p>
          </table:table-cell>
          <table:table-cell table:style-name="Tableau15.A2" office:value-type="string">
            <text:p text:style-name="P13">12</text:p>
          </table:table-cell>
          <table:table-cell table:style-name="Tableau15.A2" office:value-type="string">
            <text:p text:style-name="P13">28</text:p>
          </table:table-cell>
          <table:table-cell table:style-name="Tableau15.A2" office:value-type="string">
            <text:p text:style-name="P13">5</text:p>
          </table:table-cell>
          <table:table-cell table:style-name="Tableau15.H2" office:value-type="string">
            <text:p text:style-name="P13">50</text:p>
          </table:table-cell>
        </table:table-row>
        <table:table-row>
          <table:table-cell table:style-name="Tableau15.A2" office:value-type="string">
            <text:p text:style-name="P13">ROUSSEAU</text:p>
          </table:table-cell>
          <table:table-cell table:style-name="Tableau15.A2" office:value-type="string">
            <text:p text:style-name="P13">R220</text:p>
          </table:table-cell>
          <table:table-cell table:style-name="Tableau15.A2" office:value-type="string">
            <text:p text:style-name="P13">RS</text:p>
          </table:table-cell>
          <table:table-cell table:style-name="Tableau15.A2" office:value-type="string">
            <text:p text:style-name="P13">1,0805759350911e+13</text:p>
          </table:table-cell>
          <table:table-cell table:style-name="Tableau15.A2" office:value-type="string">
            <text:p text:style-name="P13">36</text:p>
          </table:table-cell>
          <table:table-cell table:style-name="Tableau15.A2" office:value-type="string">
            <text:p text:style-name="P13">17</text:p>
          </table:table-cell>
          <table:table-cell table:style-name="Tableau15.A2" office:value-type="string">
            <text:p text:style-name="P13">7</text:p>
          </table:table-cell>
          <table:table-cell table:style-name="Tableau15.H2" office:value-type="string">
            <text:p text:style-name="P13">11</text:p>
          </table:table-cell>
        </table:table-row>
      </table:table>
      <text:p text:style-name="P9">On peut alors faire la moyenne des nombres d'occurences et on obtient le tableau suivant :</text:p>
      <text:p text:style-name="P9"/>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12"> </text:p>
          </table:table-cell>
          <table:table-cell table:style-name="Tableau16.A1" office:value-type="string">
            <text:p text:style-name="P12">Soundex</text:p>
          </table:table-cell>
          <table:table-cell table:style-name="Tableau16.A1" office:value-type="string">
            <text:p text:style-name="P12">Soundex2</text:p>
          </table:table-cell>
          <table:table-cell table:style-name="Tableau16.A1" office:value-type="string">
            <text:p text:style-name="P12">Phonex</text:p>
          </table:table-cell>
          <table:table-cell table:style-name="Tableau16.E1" office:value-type="string">
            <text:p text:style-name="P12">Comme *</text:p>
          </table:table-cell>
        </table:table-row>
        <table:table-row table:style-name="Tableau16.2">
          <table:table-cell table:style-name="Tableau16.A2" office:value-type="string">
            <text:p text:style-name="P13">MOYENNES</text:p>
          </table:table-cell>
          <table:table-cell table:style-name="Tableau16.A2" office:value-type="string">
            <text:p text:style-name="P13">21</text:p>
          </table:table-cell>
          <table:table-cell table:style-name="Tableau16.A2" office:value-type="string">
            <text:p text:style-name="P13">19</text:p>
          </table:table-cell>
          <table:table-cell table:style-name="Tableau16.A2" office:value-type="string">
            <text:p text:style-name="P13">5</text:p>
          </table:table-cell>
          <table:table-cell table:style-name="Tableau16.E2" office:value-type="string">
            <text:p text:style-name="P13">47</text:p>
          </table:table-cell>
        </table:table-row>
      </table:table>
      <text:p text:style-name="P9">* "comme" est l'opérateur "comme" (like) du QBE de Paradox qui effectue des comparaisons phonétiques.</text:p>
      <text:p text:style-name="P9"/>
      <text:p text:style-name="P9">Dans 8 cas sur 13, Soundex2 récupère moins d’occurrences que Soundex. Mais dans le cas de FAURE, la différence est très importante. Soundex récupère FEREY, FERY, FREY et FUERI, tandis qu’il oublie FORT ! en revanche Soundex2 se montre plus tolérant et récupère FORT et PHAURE.</text:p>
      <text:p text:style-name="P9"/>
      <text:p text:style-name="P9">Quant à Phonex, il récupère très peu de noms :</text:p>
      <text:list text:style-name="L8">
        <text:list-item>
          <text:p text:style-name="P27">Pour FAURE, il a récupéré : FARRE, FAURE, FORT, FOURR, PHAURE, VARD et VAURE </text:p>
        </text:list-item>
        <text:list-item>
          <text:p text:style-name="P27">Pour PEREZ, il a récupéré : PERET, PEREZ, PERRAIX, PERRET, PEYRET, DEREI, DHERET </text:p>
        </text:list-item>
        <text:list-item>
          <text:p text:style-name="P27">Pour GROS, il a récupéré : GRAU, GROS, GROSS, GROZ, GRAS, GRASS </text:p>
        </text:list-item>
        <text:list-item>
          <text:p text:style-name="P27">Pour GAUTHIER, il a récupéré : GAUTHIER, GAUTIER, GOUDIER, GOUTHIER, CADIER, CATTIER, COPIER, COTTIER, COUPIER, COUTIER, tandis que Soundex n’a pas récupéré GOUTHIER... </text:p>
        </text:list-item>
        <text:list-item>
          <text:p text:style-name="P27">Pour MOULIN, il récupère : MALLEIN,MOLEINS, MOLIN, MOULIN, NAULIN </text:p>
        </text:list-item>
        <text:list-item>
          <text:p text:style-name="P27">Pour ROUSSEAU, il récupère ROUSSEAU, ROUSSEAUX, ROUSSOT, RASSAT, RASSSAT, ROSSAT, ROSSO </text:p>
        </text:list-item>
        <text:list-item>
          <text:p text:style-name="P28">Et pour REY : RAIS, RAY, REIX, REY et REYT </text:p>
        </text:list-item>
      </text:list>
      <text:p text:style-name="P9">Bref, nous vous conseillons d’utiliser Soundex 2, que votre rédacteur (et auteur) vous offre gratuitement, lorsque la base de données est limitée à quelques dizaines de milliers de no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 Mono L" svg:font-family="'Nimbus Mono L'" style:font-family-generic="modern" style:font-pitch="fixed"/>
    <style:font-face style:name="DejaVu Sans" svg:font-family="'DejaVu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Sans" style:font-size-asian="24pt" style:font-weight-asian="bold" style:font-name-complex="DejaVu Sans" style:font-size-complex="2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rice TEXIER</meta:initial-creator>
    <meta:creation-date>2007-02-12T09:07:09</meta:creation-date>
    <dc:creator>Brice TEXIER</dc:creator>
    <dc:date>2007-03-08T08:47:28</dc:date>
    <dc:language>fr-FR</dc:language>
    <meta:editing-cycles>4</meta:editing-cycles>
    <meta:editing-duration>PT15M49S</meta:editing-duration>
    <meta:user-defined meta:name="Info 1"/>
    <meta:user-defined meta:name="Info 2"/>
    <meta:user-defined meta:name="Info 3"/>
    <meta:user-defined meta:name="Info 4"/>
    <meta:document-statistic meta:table-count="16" meta:image-count="0" meta:object-count="0" meta:page-count="7" meta:paragraph-count="446" meta:word-count="1982" meta:character-count="10534"/>
  </office:meta>
</office:document-meta>
</file>